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4" style:family="paragraph" style:parent-style-name="Standard">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8pt" style:font-name-asian="Times New Roman" style:font-size-asian="8pt" style:font-name-complex="Consolas1" style:font-size-complex="9pt"/>
    </style:style>
    <style:style style:name="P5" style:family="paragraph" style:parent-style-name="Standard" style:master-page-name="Standard">
      <style:paragraph-properties fo:text-align="center" style:justify-single-word="false" style:page-number="auto"/>
    </style:style>
    <style:style style:name="P6" style:family="paragraph" style:parent-style-name="HTML_20_Preformatted">
      <style:paragraph-properties style:line-height-at-least="0.1874in"/>
    </style:style>
    <style:style style:name="P7" style:family="paragraph" style:parent-style-name="HTML_20_Preformatted">
      <style:paragraph-properties style:line-height-at-least="0.1874in"/>
      <style:text-properties fo:color="#333333" style:font-name="Consolas" fo:font-size="9pt" style:font-size-asian="9pt" style:font-name-complex="Consolas1" style:font-size-complex="9pt"/>
    </style:style>
    <style:style style:name="T1" style:family="text">
      <style:text-properties fo:font-size="14pt" style:font-size-asian="14pt"/>
    </style:style>
    <style:style style:name="T2" style:family="text">
      <style:text-properties fo:font-weight="bold" style:font-weight-asian="bold"/>
    </style:style>
    <style:style style:name="T3" style:family="text">
      <style:text-properties fo:color="#999988" style:font-name="Consolas" fo:font-size="8pt" fo:font-style="italic" style:font-name-asian="Times New Roman" style:font-size-asian="8pt" style:font-style-asian="italic" style:font-name-complex="Consolas1" style:font-style-complex="italic"/>
    </style:style>
    <style:style style:name="T4" style:family="text">
      <style:text-properties fo:color="#999988" style:font-name="Consolas" fo:font-size="9pt" fo:font-style="italic" style:font-size-asian="9pt" style:font-style-asian="italic" style:font-name-complex="Consolas1" style:font-size-complex="9pt" style:font-style-complex="italic"/>
    </style:style>
    <style:style style:name="T5" style:family="text">
      <style:text-properties fo:color="#333333" style:font-name="Consolas" fo:font-size="8pt" style:font-name-asian="Times New Roman" style:font-size-asian="8pt" style:font-name-complex="Consolas1"/>
    </style:style>
    <style:style style:name="T6" style:family="text">
      <style:text-properties fo:color="#333333" style:font-name="Consolas" fo:font-size="8pt" style:font-name-asian="Times New Roman" style:font-size-asian="8pt" style:font-name-complex="Consolas1" style:font-size-complex="9pt"/>
    </style:style>
    <style:style style:name="T7" style:family="text">
      <style:text-properties fo:color="#333333" style:font-name="Consolas" fo:font-size="8pt" fo:font-weight="bold" style:font-name-asian="Times New Roman" style:font-size-asian="8pt" style:font-weight-asian="bold" style:font-name-complex="Consolas1" style:font-weight-complex="bold"/>
    </style:style>
    <style:style style:name="T8" style:family="text">
      <style:text-properties fo:color="#333333" style:font-name="Consolas" fo:font-size="9pt" style:font-size-asian="9pt" style:font-name-complex="Consolas1" style:font-size-complex="9pt"/>
    </style:style>
    <style:style style:name="T9" style:family="text">
      <style:text-properties fo:color="#333333" style:font-name="Consolas" fo:font-size="9pt" fo:font-weight="bold" style:font-size-asian="9pt" style:font-weight-asian="bold" style:font-name-complex="Consolas1" style:font-size-complex="9pt" style:font-weight-complex="bold"/>
    </style:style>
    <style:style style:name="T10" style:family="text">
      <style:text-properties fo:color="#999999" style:font-name="Consolas" fo:font-size="8pt" fo:font-weight="bold" style:font-name-asian="Times New Roman" style:font-size-asian="8pt" style:font-weight-asian="bold" style:font-name-complex="Consolas1" style:font-weight-complex="bold"/>
    </style:style>
    <style:style style:name="T11" style:family="text">
      <style:text-properties fo:color="#999999" style:font-name="Consolas" fo:font-size="9pt" fo:font-weight="bold" style:font-size-asian="9pt" style:font-weight-asian="bold" style:font-name-complex="Consolas1" style:font-size-complex="9pt" style:font-weight-complex="bold"/>
    </style:style>
    <style:style style:name="T12" style:family="text">
      <style:text-properties fo:color="#445588" style:font-name="Consolas" fo:font-size="8pt" fo:font-weight="bold" style:font-name-asian="Times New Roman" style:font-size-asian="8pt" style:font-weight-asian="bold" style:font-name-complex="Consolas1" style:font-weight-complex="bold"/>
    </style:style>
    <style:style style:name="T13" style:family="text">
      <style:text-properties fo:color="#445588" style:font-name="Consolas" fo:font-size="9pt" fo:font-weight="bold" style:font-size-asian="9pt" style:font-weight-asian="bold" style:font-name-complex="Consolas1" style:font-size-complex="9pt" style:font-weight-complex="bold"/>
    </style:style>
    <style:style style:name="T14" style:family="text">
      <style:text-properties fo:color="#990000" style:font-name="Consolas" fo:font-size="8pt" fo:font-weight="bold" style:font-name-asian="Times New Roman" style:font-size-asian="8pt" style:font-weight-asian="bold" style:font-name-complex="Consolas1" style:font-weight-complex="bold"/>
    </style:style>
    <style:style style:name="T15" style:family="text">
      <style:text-properties fo:color="#990000" style:font-name="Consolas" fo:font-size="9pt" fo:font-weight="bold" style:font-size-asian="9pt" style:font-weight-asian="bold" style:font-name-complex="Consolas1" style:font-size-complex="9pt" style:font-weight-complex="bold"/>
    </style:style>
    <style:style style:name="T16" style:family="text">
      <style:text-properties fo:color="#009999" style:font-name="Consolas" fo:font-size="8pt" style:font-name-asian="Times New Roman" style:font-size-asian="8pt" style:font-name-complex="Consolas1"/>
    </style:style>
    <style:style style:name="T17" style:family="text">
      <style:text-properties fo:color="#009999" style:font-name="Consolas" fo:font-size="9pt" style:font-size-asian="9pt" style:font-name-complex="Consolas1" style:font-size-complex="9pt"/>
    </style:style>
    <style:style style:name="T18" style:family="text">
      <style:text-properties fo:color="#dd1144" style:font-name="Consolas" fo:font-size="8pt" style:font-name-asian="Times New Roman" style:font-size-asian="8pt" style:font-name-complex="Consolas1"/>
    </style:style>
    <style:style style:name="T19" style:family="text">
      <style:text-properties fo:color="#0086b3" style:font-name="Consolas" fo:font-size="8pt" style:font-name-asian="Times New Roman" style:font-size-asian="8pt" style:font-name-complex="Consolas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ab 4 Report</text:span></text:p>
      <text:p text:style-name="P1"><text:span text:style-name="T1">Matt Zimmerer</text:span></text:p>
      <text:p text:style-name="P1"><text:span text:style-name="T1">Danny Jennings</text:span></text:p>
      <text:p text:style-name="Standard"><text:tab/></text:p>
      <text:p text:style-name="Standard"/>
      <text:p text:style-name="Standard"><text:span text:style-name="T2">Questions:</text:span></text:p>
      <text:p text:style-name="Standard"><text:tab/>1. <text:s text:c="2"/></text:p>
      <text:p text:style-name="Standard"/>
      <text:p text:style-name="P2">Code:</text:p>
      <text:p text:style-name="Standard"><text:span text:style-name="T2">main.c</text:span></text:p>
      <text:p text:style-name="P3"><text:span text:style-name="T3">/*</text:span></text:p>
      <text:p text:style-name="P3"><text:span text:style-name="T3"><text:s/>* Project: Lab4 SPI seven segment display, with multiple tasks</text:span></text:p>
      <text:p text:style-name="P3"><text:span text:style-name="T3"><text:s/>*</text:span></text:p>
      <text:p text:style-name="P3"><text:span text:style-name="T3"><text:s/>* Authors: Matt Zimmerer, Daniel Jennings</text:span></text:p>
      <text:p text:style-name="P3"><text:span text:style-name="T3"><text:s/>*</text:span></text:p>
      <text:p text:style-name="P3"><text:span text:style-name="T3"><text:s/>* Version: Lab04 version 1.0</text:span></text:p>
      <text:p text:style-name="P3"><text:span text:style-name="T3"><text:s/>*/</text:span></text:p>
      <text:p text:style-name="P4"/>
      <text:p text:style-name="P3"><text:span text:style-name="T10">#define F_CPU 8000000L</text:span></text:p>
      <text:p text:style-name="P3"><text:span text:style-name="T10">#include &lt;stdint.h&gt;</text:span></text:p>
      <text:p text:style-name="P3"><text:span text:style-name="T10">#include &lt;avr/io.h&gt;</text:span></text:p>
      <text:p text:style-name="P3"><text:span text:style-name="T10">#include &lt;util/delay.h&gt;</text:span></text:p>
      <text:p text:style-name="P3"><text:span text:style-name="T10">#include "FreeRTOS.h"</text:span></text:p>
      <text:p text:style-name="P3"><text:span text:style-name="T10">#include "semphr.h"</text:span></text:p>
      <text:p text:style-name="P3"><text:span text:style-name="T10">#include "task.h"</text:span></text:p>
      <text:p text:style-name="P3"><text:span text:style-name="T10">#include "spi_sseg.h"</text:span></text:p>
      <text:p text:style-name="P4"/>
      <text:p text:style-name="P3"><text:span text:style-name="T3">// LED definitions</text:span></text:p>
      <text:p text:style-name="P3"><text:span text:style-name="T10">#define LEDDDR <text:s/>DDRF</text:span></text:p>
      <text:p text:style-name="P3"><text:span text:style-name="T10">#define LEDPORT PORTF</text:span></text:p>
      <text:p text:style-name="P3"><text:span text:style-name="T10">#define LED0 <text:s text:c="3"/>(1&lt;&lt;PF0)</text:span></text:p>
      <text:p text:style-name="P3"><text:span text:style-name="T10">#define LED2 <text:s text:c="3"/>(1&lt;&lt;PF2)</text:span></text:p>
      <text:p text:style-name="P4"/>
      <text:p text:style-name="P3"><text:span text:style-name="T7">typedef</text:span><text:span text:style-name="T6"> </text:span><text:span text:style-name="T7">const</text:span><text:span text:style-name="T6"> </text:span><text:span text:style-name="T12">signed</text:span><text:span text:style-name="T6"> </text:span><text:span text:style-name="T12">char</text:span><text:span text:style-name="T6"> </text:span><text:span text:style-name="T7">*</text:span><text:span text:style-name="T6"> </text:span><text:span text:style-name="T5">cscharp;</text:span></text:p>
      <text:p text:style-name="P4"/>
      <text:p text:style-name="P3"><text:span text:style-name="T7">typedef</text:span><text:span text:style-name="T6"> </text:span><text:span text:style-name="T7">struct</text:span><text:span text:style-name="T6"> </text:span><text:span text:style-name="T5">taskJob</text:span><text:span text:style-name="T6"> </text:span><text:span text:style-name="T5">{</text:span></text:p>
      <text:p text:style-name="P3"><text:span text:style-name="T6">   </text:span><text:span text:style-name="T12">uint16_t</text:span><text:span text:style-name="T6"> </text:span><text:span text:style-name="T5">period;</text:span><text:span text:style-name="T6"> <text:s/></text:span><text:span text:style-name="T3">// The period to blink the LED (square wave period)</text:span></text:p>
      <text:p text:style-name="P3"><text:span text:style-name="T6">   </text:span><text:span text:style-name="T12">uint8_t</text:span><text:span text:style-name="T6"> </text:span><text:span text:style-name="T5">LED;</text:span><text:span text:style-name="T6"> <text:s text:c="5"/></text:span><text:span text:style-name="T3">// The LED to blink</text:span></text:p>
      <text:p text:style-name="P3"><text:span text:style-name="T6">   </text:span><text:span text:style-name="T12">uint8_t</text:span><text:span text:style-name="T6"> </text:span><text:span text:style-name="T5">dispSide;</text:span><text:span text:style-name="T6"> </text:span><text:span text:style-name="T3">// 0 is left, 1 is right</text:span></text:p>
      <text:p text:style-name="P3"><text:span text:style-name="T6">   </text:span><text:span text:style-name="T12">uint8_t</text:span><text:span text:style-name="T6"> </text:span><text:span text:style-name="T5">counter;</text:span><text:span text:style-name="T6"> <text:s/></text:span><text:span text:style-name="T3">// The state transition count</text:span></text:p>
      <text:p text:style-name="P3"><text:span text:style-name="T5">}</text:span><text:span text:style-name="T6"> </text:span><text:span text:style-name="T5">Job;</text:span></text:p>
      <text:p text:style-name="P4"/>
      <text:p text:style-name="P3"><text:span text:style-name="T12">void</text:span><text:span text:style-name="T6"> </text:span><text:span text:style-name="T14">Blink</text:span><text:span text:style-name="T5">(</text:span><text:span text:style-name="T12">void</text:span><text:span text:style-name="T6"> </text:span><text:span text:style-name="T7">*</text:span><text:span text:style-name="T5">tArgs);</text:span></text:p>
      <text:p text:style-name="P4"/>
      <text:p text:style-name="P3"><text:span text:style-name="T7">static</text:span><text:span text:style-name="T6"> </text:span><text:span text:style-name="T5">xSemaphoreHandle</text:span><text:span text:style-name="T6"> </text:span><text:span text:style-name="T5">rSSEG;</text:span></text:p>
      <text:p text:style-name="P4"/>
      <text:p text:style-name="P3"><text:span text:style-name="T12">int</text:span><text:span text:style-name="T6"> </text:span><text:span text:style-name="T14">main</text:span><text:span text:style-name="T5">(</text:span><text:span text:style-name="T12">void</text:span><text:span text:style-name="T5">)</text:span></text:p>
      <text:p text:style-name="P3"><text:span text:style-name="T5">{</text:span></text:p>
      <text:p text:style-name="P3"><text:span text:style-name="T6">   </text:span><text:span text:style-name="T5">Job</text:span><text:span text:style-name="T6"> </text:span><text:span text:style-name="T5">job5Hz</text:span><text:span text:style-name="T6"> </text:span><text:span text:style-name="T7">=</text:span><text:span text:style-name="T6"> </text:span><text:span text:style-name="T5">{</text:span><text:span text:style-name="T16">200</text:span><text:span text:style-name="T5">,</text:span><text:span text:style-name="T6"> </text:span><text:span text:style-name="T5">LED0,</text:span><text:span text:style-name="T6"> </text:span><text:span text:style-name="T16">0</text:span><text:span text:style-name="T5">,</text:span><text:span text:style-name="T6"> </text:span><text:span text:style-name="T16">0</text:span><text:span text:style-name="T5">};</text:span><text:span text:style-name="T6"> <text:s/></text:span><text:span text:style-name="T3">// LED0 Blinks at 5Hz, displays on left</text:span></text:p>
      <text:p text:style-name="P3"><text:span text:style-name="T6">   </text:span><text:span text:style-name="T5">Job</text:span><text:span text:style-name="T6"> </text:span><text:span text:style-name="T5">job10Hz</text:span><text:span text:style-name="T6"> </text:span><text:span text:style-name="T7">=</text:span><text:span text:style-name="T6"> </text:span><text:span text:style-name="T5">{</text:span><text:span text:style-name="T16">100</text:span><text:span text:style-name="T5">,</text:span><text:span text:style-name="T6"> </text:span><text:span text:style-name="T5">LED2,</text:span><text:span text:style-name="T6"> </text:span><text:span text:style-name="T16">1</text:span><text:span text:style-name="T5">,</text:span><text:span text:style-name="T6"> </text:span><text:span text:style-name="T16">0</text:span><text:span text:style-name="T5">};</text:span><text:span text:style-name="T6"> </text:span><text:span text:style-name="T3">// LED2 Blinks at 10Hz, displays on right</text:span></text:p>
      <text:p text:style-name="P4"/>
      <text:p text:style-name="P3"><text:span text:style-name="T6">   </text:span><text:span text:style-name="T3">// Set data direction register for LEDs</text:span></text:p>
      <text:p text:style-name="P3"><text:span text:style-name="T6">   </text:span><text:span text:style-name="T5">LEDDDR</text:span><text:span text:style-name="T6"> </text:span><text:span text:style-name="T7">=</text:span><text:span text:style-name="T6"> </text:span><text:span text:style-name="T5">LED0</text:span><text:span text:style-name="T6"> </text:span><text:span text:style-name="T7">|</text:span><text:span text:style-name="T6"> </text:span><text:span text:style-name="T5">LED2;</text:span></text:p>
      <text:p text:style-name="P4"/>
      <text:p text:style-name="P3"><text:span text:style-name="T6">   </text:span><text:span text:style-name="T3">// Initialize SSEG display</text:span></text:p>
      <text:p text:style-name="P3"><text:span text:style-name="T6">   </text:span><text:span text:style-name="T5">_delay_ms(</text:span><text:span text:style-name="T16">100</text:span><text:span text:style-name="T5">);</text:span><text:span text:style-name="T6"> </text:span><text:span text:style-name="T3">// Give the SSEG a grace period</text:span></text:p>
      <text:p text:style-name="P3"><text:span text:style-name="T6">   </text:span><text:span text:style-name="T5">SPI_MasterInit();</text:span><text:span text:style-name="T6"> </text:span><text:span text:style-name="T3">// Initialze ATMEGA spi interface</text:span></text:p>
      <text:p text:style-name="P3"><text:span text:style-name="T6">   </text:span><text:span text:style-name="T5">SSEG_Set_Brightness(</text:span><text:span text:style-name="T16">0</text:span><text:span text:style-name="T5">);</text:span><text:span text:style-name="T6"> </text:span><text:span text:style-name="T3">// Set brightness to max</text:span></text:p>
      <text:p text:style-name="P3"><text:span text:style-name="T6">   </text:span><text:span text:style-name="T5">SSEG_Reset();</text:span><text:span text:style-name="T6"> </text:span><text:span text:style-name="T3">// Reset the SSEG device</text:span></text:p>
      <text:p text:style-name="P4"/>
      <text:p text:style-name="P3"><text:span text:style-name="T6">   </text:span><text:span text:style-name="T3">// Create SSEG resource semaphore</text:span></text:p>
      <text:p text:style-name="P3"><text:span text:style-name="T6">   </text:span><text:span text:style-name="T5">vSemaphoreCreateBinary(rSSEG);</text:span></text:p>
      <text:p text:style-name="P4"/>
      <text:p text:style-name="P3"><text:span text:style-name="T6">   </text:span><text:span text:style-name="T3">// Creat the LED Blinky tasks</text:span></text:p>
      <text:p text:style-name="P3"><text:span text:style-name="T6">   </text:span><text:span text:style-name="T5">xTaskCreate(Blink,</text:span><text:span text:style-name="T6"> </text:span><text:span text:style-name="T5">(cscharp)</text:span><text:span text:style-name="T6"> </text:span><text:span text:style-name="T18">"5HZ"</text:span><text:span text:style-name="T5">,</text:span><text:span text:style-name="T6"> </text:span><text:span text:style-name="T16">100</text:span><text:span text:style-name="T5">,</text:span><text:span text:style-name="T6"> </text:span><text:span text:style-name="T5">(</text:span><text:span text:style-name="T12">void</text:span><text:span text:style-name="T7">*</text:span><text:span text:style-name="T5">)</text:span><text:span text:style-name="T6"> </text:span><text:span text:style-name="T7">&amp;</text:span><text:span text:style-name="T5">job5Hz,</text:span><text:span text:style-name="T6"> </text:span><text:span text:style-name="T16">1</text:span><text:span text:style-name="T5">,</text:span><text:span text:style-name="T6"> </text:span><text:span text:style-name="T19">NULL</text:span><text:span text:style-name="T5">);</text:span></text:p>
      <text:p text:style-name="P3"><text:span text:style-name="T6">   </text:span><text:span text:style-name="T5">xTaskCreate(Blink,</text:span><text:span text:style-name="T6"> </text:span><text:span text:style-name="T5">(cscharp)</text:span><text:span text:style-name="T6"> </text:span><text:span text:style-name="T18">"10HZ"</text:span><text:span text:style-name="T5">,</text:span><text:span text:style-name="T6"> </text:span><text:span text:style-name="T16">100</text:span><text:span text:style-name="T5">,</text:span><text:span text:style-name="T6"> </text:span><text:span text:style-name="T5">(</text:span><text:span text:style-name="T12">void</text:span><text:span text:style-name="T7">*</text:span><text:span text:style-name="T5">)</text:span><text:span text:style-name="T6"> </text:span><text:span text:style-name="T7">&amp;</text:span><text:span text:style-name="T5">job10Hz,</text:span><text:span text:style-name="T6"> </text:span><text:span text:style-name="T16">1</text:span><text:span text:style-name="T5">,</text:span><text:span text:style-name="T6"> </text:span><text:span text:style-name="T19">NULL</text:span><text:span text:style-name="T5">);</text:span></text:p>
      <text:p text:style-name="P4"/>
      <text:p text:style-name="P3"><text:span text:style-name="T6">   </text:span><text:span text:style-name="T3">// Kick off the scheduler</text:span></text:p>
      <text:p text:style-name="P3"><text:span text:style-name="T6">   </text:span><text:span text:style-name="T5">vTaskStartScheduler();</text:span></text:p>
      <text:p text:style-name="P4"/>
      <text:p text:style-name="P3"><text:span text:style-name="T6">   </text:span><text:span text:style-name="T7">return</text:span><text:span text:style-name="T6"> </text:span><text:span text:style-name="T16">0</text:span><text:span text:style-name="T5">;</text:span></text:p>
      <text:p text:style-name="P3"><text:span text:style-name="T5">}</text:span></text:p>
      <text:p text:style-name="P4"/>
      <text:p text:style-name="P3"><text:span text:style-name="T3">// Tick rate is configured for 500Hz, so toggling the LED every 250th call</text:span></text:p>
      <text:p text:style-name="P3"><text:soft-page-break/><text:span text:style-name="T3">// will yield 1Hz</text:span></text:p>
      <text:p text:style-name="P3"><text:span text:style-name="T12">void</text:span><text:span text:style-name="T6"> </text:span><text:span text:style-name="T14">vApplicationTickHook</text:span><text:span text:style-name="T5">()</text:span></text:p>
      <text:p text:style-name="P3"><text:span text:style-name="T5">{</text:span></text:p>
      <text:p text:style-name="P3"><text:span text:style-name="T6">   </text:span><text:span text:style-name="T3">// Higher priority task worken = false</text:span></text:p>
      <text:p text:style-name="P3"><text:span text:style-name="T6">   </text:span><text:span text:style-name="T7">static</text:span><text:span text:style-name="T6"> </text:span><text:span text:style-name="T5">portBASE_TYPE</text:span><text:span text:style-name="T6"> </text:span><text:span text:style-name="T5">xHPTW</text:span><text:span text:style-name="T6"> </text:span><text:span text:style-name="T7">=</text:span><text:span text:style-name="T6"> </text:span><text:span text:style-name="T5">pdFALSE;</text:span></text:p>
      <text:p text:style-name="P3"><text:span text:style-name="T6">   </text:span><text:span text:style-name="T7">static</text:span><text:span text:style-name="T6"> </text:span><text:span text:style-name="T12">uint8_t</text:span><text:span text:style-name="T6"> </text:span><text:span text:style-name="T5">colonState</text:span><text:span text:style-name="T6"> </text:span><text:span text:style-name="T7">=</text:span><text:span text:style-name="T6"> </text:span><text:span text:style-name="T16">0</text:span><text:span text:style-name="T5">;</text:span></text:p>
      <text:p text:style-name="P3"><text:span text:style-name="T6">   </text:span><text:span text:style-name="T7">static</text:span><text:span text:style-name="T6"> </text:span><text:span text:style-name="T12">uint16_t</text:span><text:span text:style-name="T6"> </text:span><text:span text:style-name="T5">counter</text:span><text:span text:style-name="T6"> </text:span><text:span text:style-name="T7">=</text:span><text:span text:style-name="T6"> </text:span><text:span text:style-name="T16">0</text:span><text:span text:style-name="T5">;</text:span></text:p>
      <text:p text:style-name="P4"/>
      <text:p text:style-name="P3"><text:span text:style-name="T6">   </text:span><text:span text:style-name="T3">// Reduce the frequency of this code</text:span></text:p>
      <text:p text:style-name="P3"><text:span text:style-name="T6">   </text:span><text:span text:style-name="T7">if</text:span><text:span text:style-name="T6"> </text:span><text:span text:style-name="T5">(</text:span><text:span text:style-name="T7">++</text:span><text:span text:style-name="T5">counter</text:span><text:span text:style-name="T6"> </text:span><text:span text:style-name="T7">==</text:span><text:span text:style-name="T6"> </text:span><text:span text:style-name="T16">250</text:span><text:span text:style-name="T5">)</text:span><text:span text:style-name="T6"> </text:span><text:span text:style-name="T5">{</text:span></text:p>
      <text:p text:style-name="P4"/>
      <text:p text:style-name="P3"><text:span text:style-name="T6">      </text:span><text:span text:style-name="T3">// Take the SSEG resource semaphore</text:span></text:p>
      <text:p text:style-name="P3"><text:span text:style-name="T6">      </text:span><text:span text:style-name="T5">xSemaphoreTakeFromISR(rSSEG,</text:span><text:span text:style-name="T6"> </text:span><text:span text:style-name="T7">&amp;</text:span><text:span text:style-name="T5">xHPTW);</text:span></text:p>
      <text:p text:style-name="P4"/>
      <text:p text:style-name="P3"><text:span text:style-name="T6">      </text:span><text:span text:style-name="T3">// Toggle colon state</text:span></text:p>
      <text:p text:style-name="P3"><text:span text:style-name="T6">      </text:span><text:span text:style-name="T7">if</text:span><text:span text:style-name="T6"> </text:span><text:span text:style-name="T5">(colonState</text:span><text:span text:style-name="T6"> </text:span><text:span text:style-name="T7">^=</text:span><text:span text:style-name="T6"> </text:span><text:span text:style-name="T16">1</text:span><text:span text:style-name="T5">)</text:span></text:p>
      <text:p text:style-name="P3"><text:span text:style-name="T6">         </text:span><text:span text:style-name="T5">SSEG_Write_Decimal_Point(</text:span><text:span text:style-name="T16">4</text:span><text:span text:style-name="T5">);</text:span></text:p>
      <text:p text:style-name="P3"><text:span text:style-name="T6">      </text:span><text:span text:style-name="T7">else</text:span></text:p>
      <text:p text:style-name="P3"><text:span text:style-name="T6">         </text:span><text:span text:style-name="T5">SSEG_Clear_Decimal_Point(</text:span><text:span text:style-name="T16">4</text:span><text:span text:style-name="T5">);</text:span></text:p>
      <text:p text:style-name="P4"/>
      <text:p text:style-name="P3"><text:span text:style-name="T6">      </text:span><text:span text:style-name="T3">// Release the SSEG resource semaphore</text:span></text:p>
      <text:p text:style-name="P3"><text:span text:style-name="T6">      </text:span><text:span text:style-name="T5">xSemaphoreGiveFromISR(rSSEG,</text:span><text:span text:style-name="T6"> </text:span><text:span text:style-name="T7">&amp;</text:span><text:span text:style-name="T5">xHPTW);</text:span></text:p>
      <text:p text:style-name="P4"/>
      <text:p text:style-name="P3"><text:span text:style-name="T6">      </text:span><text:span text:style-name="T5">counter</text:span><text:span text:style-name="T6"> </text:span><text:span text:style-name="T7">=</text:span><text:span text:style-name="T6"> </text:span><text:span text:style-name="T16">0</text:span><text:span text:style-name="T5">;</text:span></text:p>
      <text:p text:style-name="P3"><text:span text:style-name="T6">   </text:span><text:span text:style-name="T5">}</text:span></text:p>
      <text:p text:style-name="P3"><text:span text:style-name="T5">}</text:span></text:p>
      <text:p text:style-name="P4"/>
      <text:p text:style-name="P3"><text:span text:style-name="T12">void</text:span><text:span text:style-name="T6"> </text:span><text:span text:style-name="T14">Blink</text:span><text:span text:style-name="T5">(</text:span><text:span text:style-name="T12">void</text:span><text:span text:style-name="T6"> </text:span><text:span text:style-name="T7">*</text:span><text:span text:style-name="T5">tArgs)</text:span></text:p>
      <text:p text:style-name="P3"><text:span text:style-name="T5">{</text:span></text:p>
      <text:p text:style-name="P3"><text:span text:style-name="T6">   </text:span><text:span text:style-name="T5">Job</text:span><text:span text:style-name="T6"> </text:span><text:span text:style-name="T7">*</text:span><text:span text:style-name="T5">currJob</text:span><text:span text:style-name="T6"> </text:span><text:span text:style-name="T7">=</text:span><text:span text:style-name="T6"> </text:span><text:span text:style-name="T5">(Job</text:span><text:span text:style-name="T7">*</text:span><text:span text:style-name="T5">)</text:span><text:span text:style-name="T6"> </text:span><text:span text:style-name="T5">tArgs;</text:span></text:p>
      <text:p text:style-name="P4"/>
      <text:p text:style-name="P3"><text:span text:style-name="T6">   </text:span><text:span text:style-name="T7">for</text:span><text:span text:style-name="T6"> </text:span><text:span text:style-name="T5">(;;)</text:span><text:span text:style-name="T6"> </text:span><text:span text:style-name="T5">{</text:span></text:p>
      <text:p text:style-name="P4"/>
      <text:p text:style-name="P3"><text:span text:style-name="T6">      </text:span><text:span text:style-name="T3">// Toggle target LED</text:span></text:p>
      <text:p text:style-name="P3"><text:span text:style-name="T6">      </text:span><text:span text:style-name="T5">LEDPORT</text:span><text:span text:style-name="T6"> </text:span><text:span text:style-name="T7">^=</text:span><text:span text:style-name="T6"> </text:span><text:span text:style-name="T5">currJob</text:span><text:span text:style-name="T7">-&gt;</text:span><text:span text:style-name="T5">LED;</text:span></text:p>
      <text:p text:style-name="P4"/>
      <text:p text:style-name="P3"><text:span text:style-name="T6">      </text:span><text:span text:style-name="T3">// Take the SSEG resources</text:span></text:p>
      <text:p text:style-name="P3"><text:span text:style-name="T6">      </text:span><text:span text:style-name="T5">xSemaphoreTake(rSSEG,</text:span><text:span text:style-name="T6"> </text:span><text:span text:style-name="T5">portMAX_DELAY);</text:span></text:p>
      <text:p text:style-name="P4"/>
      <text:p text:style-name="P3"><text:span text:style-name="T6">      </text:span><text:span text:style-name="T3">// Increment the state counter</text:span></text:p>
      <text:p text:style-name="P3"><text:span text:style-name="T6">      </text:span><text:span text:style-name="T5">currJob</text:span><text:span text:style-name="T7">-&gt;</text:span><text:span text:style-name="T5">counter</text:span><text:span text:style-name="T7">++</text:span><text:span text:style-name="T5">;</text:span></text:p>
      <text:p text:style-name="P3"><text:span text:style-name="T6">      </text:span><text:span text:style-name="T7">if</text:span><text:span text:style-name="T6"> </text:span><text:span text:style-name="T5">(currJob</text:span><text:span text:style-name="T7">-&gt;</text:span><text:span text:style-name="T5">counter</text:span><text:span text:style-name="T6"> </text:span><text:span text:style-name="T7">&gt;=</text:span><text:span text:style-name="T6"> </text:span><text:span text:style-name="T16">100</text:span><text:span text:style-name="T5">)</text:span></text:p>
      <text:p text:style-name="P3"><text:span text:style-name="T6">         </text:span><text:span text:style-name="T5">currJob</text:span><text:span text:style-name="T7">-&gt;</text:span><text:span text:style-name="T5">counter</text:span><text:span text:style-name="T6"> </text:span><text:span text:style-name="T7">=</text:span><text:span text:style-name="T6"> </text:span><text:span text:style-name="T16">0</text:span><text:span text:style-name="T5">;</text:span></text:p>
      <text:p text:style-name="P4"/>
      <text:p text:style-name="P3"><text:span text:style-name="T6">      </text:span><text:span text:style-name="T3">// Display counter value on correct side of SSEG</text:span></text:p>
      <text:p text:style-name="P3"><text:span text:style-name="T6">      </text:span><text:span text:style-name="T7">if</text:span><text:span text:style-name="T6"> </text:span><text:span text:style-name="T5">(currJob</text:span><text:span text:style-name="T7">-&gt;</text:span><text:span text:style-name="T5">dispSide</text:span><text:span text:style-name="T6"> </text:span><text:span text:style-name="T7">==</text:span><text:span text:style-name="T6"> </text:span><text:span text:style-name="T16">0</text:span><text:span text:style-name="T5">)</text:span></text:p>
      <text:p text:style-name="P3"><text:span text:style-name="T6">         </text:span><text:span text:style-name="T5">SSEG_Write_left_digits(currJob</text:span><text:span text:style-name="T7">-&gt;</text:span><text:span text:style-name="T5">counter);</text:span></text:p>
      <text:p text:style-name="P3"><text:span text:style-name="T6">      </text:span><text:span text:style-name="T7">else</text:span></text:p>
      <text:p text:style-name="P3"><text:span text:style-name="T6">         </text:span><text:span text:style-name="T5">SSEG_Write_right_digits(currJob</text:span><text:span text:style-name="T7">-&gt;</text:span><text:span text:style-name="T5">counter);</text:span></text:p>
      <text:p text:style-name="P3"><text:span text:style-name="T6">      </text:span></text:p>
      <text:p text:style-name="P3"><text:span text:style-name="T6">      </text:span><text:span text:style-name="T3">// Release the SSEG resources</text:span></text:p>
      <text:p text:style-name="P3"><text:span text:style-name="T6">      </text:span><text:span text:style-name="T5">xSemaphoreGive(rSSEG);</text:span></text:p>
      <text:p text:style-name="P4"/>
      <text:p text:style-name="P3"><text:span text:style-name="T6">      </text:span><text:span text:style-name="T3">// Delay a half period</text:span></text:p>
      <text:p text:style-name="P3"><text:span text:style-name="T6">      </text:span><text:span text:style-name="T5">vTaskDelay((currJob</text:span><text:span text:style-name="T7">-&gt;</text:span><text:span text:style-name="T5">period</text:span><text:span text:style-name="T7">/</text:span><text:span text:style-name="T16">2</text:span><text:span text:style-name="T5">)</text:span><text:span text:style-name="T7">/</text:span><text:span text:style-name="T5">portTICK_RATE_MS);</text:span></text:p>
      <text:p text:style-name="P3"><text:span text:style-name="T6">   </text:span><text:span text:style-name="T5">}</text:span></text:p>
      <text:p text:style-name="P3"><text:span text:style-name="T5">}</text:span></text:p>
      <text:p text:style-name="Standard"/>
      <text:p text:style-name="Standard"/>
      <text:p text:style-name="P2"><text:span text:style-name="T2">spi_sseg.c</text:span></text:p>
      <text:p text:style-name="P6"><text:span text:style-name="cp"><text:span text:style-name="T11">#include &lt;avr/io.h&gt;</text:span></text:span></text:p>
      <text:p text:style-name="P6"><text:span text:style-name="cp"><text:span text:style-name="T11">#include "spi_sseg.h"</text:span></text:span></text:p>
      <text:p text:style-name="P7"/>
      <text:p text:style-name="P6"><text:span text:style-name="c1"><text:span text:style-name="T4">// Generic structure for LUT</text:span></text:span></text:p>
      <text:p text:style-name="P6"><text:span text:style-name="k"><text:span text:style-name="T9">typedef</text:span></text:span><text:span text:style-name="T8"> </text:span><text:span text:style-name="k"><text:span text:style-name="T9">struct</text:span></text:span><text:span text:style-name="T8"> </text:span><text:span text:style-name="n"><text:span text:style-name="T8">Command</text:span></text:span><text:span text:style-name="T8"> </text:span><text:span text:style-name="p"><text:span text:style-name="T8">{</text:span></text:span></text:p>
      <text:p text:style-name="P6"><text:span text:style-name="T8">   </text:span><text:span text:style-name="kt"><text:span text:style-name="T13">uint8_t</text:span></text:span><text:span text:style-name="T8"> </text:span><text:span text:style-name="n"><text:span text:style-name="T8">input</text:span></text:span><text:span text:style-name="p"><text:span text:style-name="T8">;</text:span></text:span></text:p>
      <text:p text:style-name="P6"><text:span text:style-name="T8">   </text:span><text:span text:style-name="kt"><text:span text:style-name="T13">uint8_t</text:span></text:span><text:span text:style-name="T8"> </text:span><text:span text:style-name="n"><text:span text:style-name="T8">command</text:span></text:span><text:span text:style-name="p"><text:span text:style-name="T8">;</text:span></text:span></text:p>
      <text:p text:style-name="P6"><text:span text:style-name="p"><text:span text:style-name="T8">}</text:span></text:span><text:span text:style-name="T8"> </text:span><text:span text:style-name="n"><text:span text:style-name="T8">Command</text:span></text:span><text:span text:style-name="p"><text:span text:style-name="T8">;</text:span></text:span></text:p>
      <text:p text:style-name="P7"/>
      <text:p text:style-name="P6"><text:span text:style-name="c1"><text:span text:style-name="T4">// Single digit command LUT</text:span></text:span></text:p>
      <text:p text:style-name="P6"><text:span text:style-name="n"><text:span text:style-name="T8">Command</text:span></text:span><text:span text:style-name="T8"> </text:span><text:span text:style-name="n"><text:span text:style-name="T8">digitCommands</text:span></text:span><text:span text:style-name="p"><text:span text:style-name="T8">[]</text:span></text:span><text:span text:style-name="T8"> </text:span><text:span text:style-name="o"><text:span text:style-name="T9">=</text:span></text:span><text:span text:style-name="T8"> </text:span><text:span text:style-name="p"><text:span text:style-name="T8">{</text:span></text:span></text:p>
      <text:p text:style-name="P6"><text:span text:style-name="T8">   </text:span><text:span text:style-name="p"><text:span text:style-name="T8">{</text:span></text:span><text:span text:style-name="mi"><text:span text:style-name="T17">1</text:span></text:span><text:span text:style-name="p"><text:span text:style-name="T8">,</text:span></text:span><text:span text:style-name="T8"> </text:span><text:span text:style-name="n"><text:span text:style-name="T8">SSEG_DIG1</text:span></text:span><text:span text:style-name="p"><text:span text:style-name="T8">},</text:span></text:span></text:p>
      <text:p text:style-name="P6"><text:span text:style-name="T8">   </text:span><text:span text:style-name="p"><text:span text:style-name="T8">{</text:span></text:span><text:span text:style-name="mi"><text:span text:style-name="T17">2</text:span></text:span><text:span text:style-name="p"><text:span text:style-name="T8">,</text:span></text:span><text:span text:style-name="T8"> </text:span><text:span text:style-name="n"><text:span text:style-name="T8">SSEG_DIG2</text:span></text:span><text:span text:style-name="p"><text:span text:style-name="T8">},</text:span></text:span></text:p>
      <text:p text:style-name="P6"><text:span text:style-name="T8">   </text:span><text:span text:style-name="p"><text:span text:style-name="T8">{</text:span></text:span><text:span text:style-name="mi"><text:span text:style-name="T17">3</text:span></text:span><text:span text:style-name="p"><text:span text:style-name="T8">,</text:span></text:span><text:span text:style-name="T8"> </text:span><text:span text:style-name="n"><text:span text:style-name="T8">SSEG_DIG3</text:span></text:span><text:span text:style-name="p"><text:span text:style-name="T8">},</text:span></text:span></text:p>
      <text:p text:style-name="P6"><text:span text:style-name="T8">   </text:span><text:span text:style-name="p"><text:span text:style-name="T8">{</text:span></text:span><text:span text:style-name="mi"><text:span text:style-name="T17">4</text:span></text:span><text:span text:style-name="p"><text:span text:style-name="T8">,</text:span></text:span><text:span text:style-name="T8"> </text:span><text:span text:style-name="n"><text:span text:style-name="T8">SSEG_DIG4</text:span></text:span><text:span text:style-name="p"><text:span text:style-name="T8">},</text:span></text:span></text:p>
      <text:p text:style-name="P6"><text:span text:style-name="T8">   </text:span><text:span text:style-name="p"><text:span text:style-name="T8">{</text:span></text:span><text:span text:style-name="mi"><text:span text:style-name="T17">0</text:span></text:span><text:span text:style-name="p"><text:span text:style-name="T8">,</text:span></text:span><text:span text:style-name="T8"> </text:span><text:span text:style-name="mi"><text:span text:style-name="T17">0</text:span></text:span><text:span text:style-name="p"><text:span text:style-name="T8">}</text:span></text:span></text:p>
      <text:p text:style-name="P6"><text:span text:style-name="p"><text:span text:style-name="T8">};</text:span></text:span></text:p>
      <text:p text:style-name="P7"/>
      <text:p text:style-name="P6"><text:span text:style-name="c1"><text:span text:style-name="T4">// Single digit value LUT</text:span></text:span></text:p>
      <text:p text:style-name="P6"><text:span text:style-name="n"><text:span text:style-name="T8">Command</text:span></text:span><text:span text:style-name="T8"> </text:span><text:span text:style-name="n"><text:span text:style-name="T8">valueCommands</text:span></text:span><text:span text:style-name="p"><text:span text:style-name="T8">[]</text:span></text:span><text:span text:style-name="T8"> </text:span><text:span text:style-name="o"><text:span text:style-name="T9">=</text:span></text:span><text:span text:style-name="T8"> </text:span><text:span text:style-name="p"><text:span text:style-name="T8">{</text:span></text:span></text:p>
      <text:p text:style-name="P6"><text:span text:style-name="T8">   </text:span><text:span text:style-name="p"><text:span text:style-name="T8">{</text:span></text:span><text:span text:style-name="mi"><text:span text:style-name="T17">0</text:span></text:span><text:span text:style-name="p"><text:span text:style-name="T8">,</text:span></text:span><text:span text:style-name="T8"> </text:span><text:span text:style-name="n"><text:span text:style-name="T8">SSEG_0</text:span></text:span><text:span text:style-name="p"><text:span text:style-name="T8">},</text:span></text:span></text:p>
      <text:p text:style-name="P6"><text:span text:style-name="T8">   </text:span><text:span text:style-name="p"><text:span text:style-name="T8">{</text:span></text:span><text:span text:style-name="mi"><text:span text:style-name="T17">1</text:span></text:span><text:span text:style-name="p"><text:span text:style-name="T8">,</text:span></text:span><text:span text:style-name="T8"> </text:span><text:span text:style-name="n"><text:span text:style-name="T8">SSEG_1</text:span></text:span><text:span text:style-name="p"><text:span text:style-name="T8">},</text:span></text:span></text:p>
      <text:p text:style-name="P6"><text:span text:style-name="T8">   </text:span><text:span text:style-name="p"><text:span text:style-name="T8">{</text:span></text:span><text:span text:style-name="mi"><text:span text:style-name="T17">2</text:span></text:span><text:span text:style-name="p"><text:span text:style-name="T8">,</text:span></text:span><text:span text:style-name="T8"> </text:span><text:span text:style-name="n"><text:span text:style-name="T8">SSEG_2</text:span></text:span><text:span text:style-name="p"><text:span text:style-name="T8">},</text:span></text:span></text:p>
      <text:p text:style-name="P6"><text:span text:style-name="T8">   </text:span><text:span text:style-name="p"><text:span text:style-name="T8">{</text:span></text:span><text:span text:style-name="mi"><text:span text:style-name="T17">3</text:span></text:span><text:span text:style-name="p"><text:span text:style-name="T8">,</text:span></text:span><text:span text:style-name="T8"> </text:span><text:span text:style-name="n"><text:span text:style-name="T8">SSEG_3</text:span></text:span><text:span text:style-name="p"><text:span text:style-name="T8">},</text:span></text:span></text:p>
      <text:p text:style-name="P6"><text:span text:style-name="T8">   </text:span><text:span text:style-name="p"><text:span text:style-name="T8">{</text:span></text:span><text:span text:style-name="mi"><text:span text:style-name="T17">4</text:span></text:span><text:span text:style-name="p"><text:span text:style-name="T8">,</text:span></text:span><text:span text:style-name="T8"> </text:span><text:span text:style-name="n"><text:span text:style-name="T8">SSEG_4</text:span></text:span><text:span text:style-name="p"><text:span text:style-name="T8">},</text:span></text:span></text:p>
      <text:p text:style-name="P6"><text:span text:style-name="T8">   </text:span><text:span text:style-name="p"><text:span text:style-name="T8">{</text:span></text:span><text:span text:style-name="mi"><text:span text:style-name="T17">5</text:span></text:span><text:span text:style-name="p"><text:span text:style-name="T8">,</text:span></text:span><text:span text:style-name="T8"> </text:span><text:span text:style-name="n"><text:span text:style-name="T8">SSEG_5</text:span></text:span><text:span text:style-name="p"><text:span text:style-name="T8">},</text:span></text:span></text:p>
      <text:p text:style-name="P6"><text:span text:style-name="T8">   </text:span><text:span text:style-name="p"><text:span text:style-name="T8">{</text:span></text:span><text:span text:style-name="mi"><text:span text:style-name="T17">6</text:span></text:span><text:span text:style-name="p"><text:span text:style-name="T8">,</text:span></text:span><text:span text:style-name="T8"> </text:span><text:span text:style-name="n"><text:span text:style-name="T8">SSEG_6</text:span></text:span><text:span text:style-name="p"><text:span text:style-name="T8">},</text:span></text:span></text:p>
      <text:p text:style-name="P6"><text:span text:style-name="T8">   </text:span><text:span text:style-name="p"><text:span text:style-name="T8">{</text:span></text:span><text:span text:style-name="mi"><text:span text:style-name="T17">7</text:span></text:span><text:span text:style-name="p"><text:span text:style-name="T8">,</text:span></text:span><text:span text:style-name="T8"> </text:span><text:span text:style-name="n"><text:span text:style-name="T8">SSEG_7</text:span></text:span><text:span text:style-name="p"><text:span text:style-name="T8">},</text:span></text:span></text:p>
      <text:p text:style-name="P6"><text:span text:style-name="T8">   </text:span><text:span text:style-name="p"><text:span text:style-name="T8">{</text:span></text:span><text:span text:style-name="mi"><text:span text:style-name="T17">8</text:span></text:span><text:span text:style-name="p"><text:span text:style-name="T8">,</text:span></text:span><text:span text:style-name="T8"> </text:span><text:span text:style-name="n"><text:span text:style-name="T8">SSEG_8</text:span></text:span><text:span text:style-name="p"><text:span text:style-name="T8">},</text:span></text:span></text:p>
      <text:p text:style-name="P6"><text:span text:style-name="T8">   </text:span><text:span text:style-name="p"><text:span text:style-name="T8">{</text:span></text:span><text:span text:style-name="mi"><text:span text:style-name="T17">9</text:span></text:span><text:span text:style-name="p"><text:span text:style-name="T8">,</text:span></text:span><text:span text:style-name="T8"> </text:span><text:span text:style-name="n"><text:span text:style-name="T8">SSEG_9</text:span></text:span><text:span text:style-name="p"><text:span text:style-name="T8">},</text:span></text:span></text:p>
      <text:p text:style-name="P6"><text:span text:style-name="T8">   </text:span><text:span text:style-name="p"><text:span text:style-name="T8">{</text:span></text:span><text:span text:style-name="mi"><text:span text:style-name="T17">10</text:span></text:span><text:span text:style-name="p"><text:span text:style-name="T8">,</text:span></text:span><text:span text:style-name="T8"> </text:span><text:span text:style-name="n"><text:span text:style-name="T8">SSEG_A</text:span></text:span><text:span text:style-name="p"><text:span text:style-name="T8">},</text:span></text:span></text:p>
      <text:p text:style-name="P6"><text:span text:style-name="T8">   </text:span><text:span text:style-name="p"><text:span text:style-name="T8">{</text:span></text:span><text:span text:style-name="mi"><text:span text:style-name="T17">11</text:span></text:span><text:span text:style-name="p"><text:span text:style-name="T8">,</text:span></text:span><text:span text:style-name="T8"> </text:span><text:span text:style-name="n"><text:span text:style-name="T8">SSEG_B</text:span></text:span><text:span text:style-name="p"><text:span text:style-name="T8">},</text:span></text:span></text:p>
      <text:p text:style-name="P6"><text:span text:style-name="T8">   </text:span><text:span text:style-name="p"><text:span text:style-name="T8">{</text:span></text:span><text:span text:style-name="mi"><text:span text:style-name="T17">12</text:span></text:span><text:span text:style-name="p"><text:span text:style-name="T8">,</text:span></text:span><text:span text:style-name="T8"> </text:span><text:span text:style-name="n"><text:span text:style-name="T8">SSEG_C</text:span></text:span><text:span text:style-name="p"><text:span text:style-name="T8">},</text:span></text:span></text:p>
      <text:p text:style-name="P6"><text:span text:style-name="T8">   </text:span><text:span text:style-name="p"><text:span text:style-name="T8">{</text:span></text:span><text:span text:style-name="mi"><text:span text:style-name="T17">13</text:span></text:span><text:span text:style-name="p"><text:span text:style-name="T8">,</text:span></text:span><text:span text:style-name="T8"> </text:span><text:span text:style-name="n"><text:span text:style-name="T8">SSEG_D</text:span></text:span><text:span text:style-name="p"><text:span text:style-name="T8">},</text:span></text:span></text:p>
      <text:p text:style-name="P6"><text:span text:style-name="T8">   </text:span><text:span text:style-name="p"><text:span text:style-name="T8">{</text:span></text:span><text:span text:style-name="mi"><text:span text:style-name="T17">14</text:span></text:span><text:span text:style-name="p"><text:span text:style-name="T8">,</text:span></text:span><text:span text:style-name="T8"> </text:span><text:span text:style-name="n"><text:span text:style-name="T8">SSEG_E</text:span></text:span><text:span text:style-name="p"><text:span text:style-name="T8">},</text:span></text:span></text:p>
      <text:p text:style-name="P6"><text:span text:style-name="T8">   </text:span><text:span text:style-name="p"><text:span text:style-name="T8">{</text:span></text:span><text:span text:style-name="mi"><text:span text:style-name="T17">15</text:span></text:span><text:span text:style-name="p"><text:span text:style-name="T8">,</text:span></text:span><text:span text:style-name="T8"> </text:span><text:span text:style-name="n"><text:span text:style-name="T8">SSEG_F</text:span></text:span><text:span text:style-name="p"><text:span text:style-name="T8">},</text:span></text:span></text:p>
      <text:p text:style-name="P6"><text:span text:style-name="T8">   </text:span><text:span text:style-name="p"><text:span text:style-name="T8">{</text:span></text:span><text:span text:style-name="mi"><text:span text:style-name="T17">0</text:span></text:span><text:span text:style-name="p"><text:span text:style-name="T8">,</text:span></text:span><text:span text:style-name="T8"> </text:span><text:span text:style-name="mi"><text:span text:style-name="T17">0</text:span></text:span><text:span text:style-name="p"><text:span text:style-name="T8">}</text:span></text:span></text:p>
      <text:p text:style-name="P6"><text:span text:style-name="p"><text:span text:style-name="T8">};</text:span></text:span></text:p>
      <text:p text:style-name="P7"/>
      <text:p text:style-name="P6"><text:span text:style-name="c1"><text:span text:style-name="T4">// Single decimal command LUT</text:span></text:span></text:p>
      <text:p text:style-name="P6"><text:span text:style-name="n"><text:span text:style-name="T8">Command</text:span></text:span><text:span text:style-name="T8"> </text:span><text:span text:style-name="n"><text:span text:style-name="T8">decimalCommands</text:span></text:span><text:span text:style-name="p"><text:span text:style-name="T8">[]</text:span></text:span><text:span text:style-name="T8"> </text:span><text:span text:style-name="o"><text:span text:style-name="T9">=</text:span></text:span><text:span text:style-name="T8"> </text:span><text:span text:style-name="p"><text:span text:style-name="T8">{</text:span></text:span></text:p>
      <text:p text:style-name="P6"><text:span text:style-name="T8">   </text:span><text:span text:style-name="p"><text:span text:style-name="T8">{</text:span></text:span><text:span text:style-name="mi"><text:span text:style-name="T17">0</text:span></text:span><text:span text:style-name="p"><text:span text:style-name="T8">,</text:span></text:span><text:span text:style-name="T8"> </text:span><text:span text:style-name="n"><text:span text:style-name="T8">SSEG_DP_0</text:span></text:span><text:span text:style-name="p"><text:span text:style-name="T8">},</text:span></text:span></text:p>
      <text:p text:style-name="P6"><text:span text:style-name="T8">   </text:span><text:span text:style-name="p"><text:span text:style-name="T8">{</text:span></text:span><text:span text:style-name="mi"><text:span text:style-name="T17">1</text:span></text:span><text:span text:style-name="p"><text:span text:style-name="T8">,</text:span></text:span><text:span text:style-name="T8"> </text:span><text:span text:style-name="n"><text:span text:style-name="T8">SSEG_DP_1</text:span></text:span><text:span text:style-name="p"><text:span text:style-name="T8">},</text:span></text:span></text:p>
      <text:p text:style-name="P6"><text:span text:style-name="T8">   </text:span><text:span text:style-name="p"><text:span text:style-name="T8">{</text:span></text:span><text:span text:style-name="mi"><text:span text:style-name="T17">2</text:span></text:span><text:span text:style-name="p"><text:span text:style-name="T8">,</text:span></text:span><text:span text:style-name="T8"> </text:span><text:span text:style-name="n"><text:span text:style-name="T8">SSEG_DP_2</text:span></text:span><text:span text:style-name="p"><text:span text:style-name="T8">},</text:span></text:span></text:p>
      <text:p text:style-name="P6"><text:span text:style-name="T8">   </text:span><text:span text:style-name="p"><text:span text:style-name="T8">{</text:span></text:span><text:span text:style-name="mi"><text:span text:style-name="T17">3</text:span></text:span><text:span text:style-name="p"><text:span text:style-name="T8">,</text:span></text:span><text:span text:style-name="T8"> </text:span><text:span text:style-name="n"><text:span text:style-name="T8">SSEG_DP_3</text:span></text:span><text:span text:style-name="p"><text:span text:style-name="T8">},</text:span></text:span></text:p>
      <text:p text:style-name="P6"><text:span text:style-name="T8">   </text:span><text:span text:style-name="p"><text:span text:style-name="T8">{</text:span></text:span><text:span text:style-name="mi"><text:span text:style-name="T17">4</text:span></text:span><text:span text:style-name="p"><text:span text:style-name="T8">,</text:span></text:span><text:span text:style-name="T8"> </text:span><text:span text:style-name="n"><text:span text:style-name="T8">SSEG_DP_4</text:span></text:span><text:span text:style-name="p"><text:span text:style-name="T8">},</text:span></text:span></text:p>
      <text:p text:style-name="P6"><text:soft-page-break/><text:span text:style-name="T8">   </text:span><text:span text:style-name="p"><text:span text:style-name="T8">{</text:span></text:span><text:span text:style-name="mi"><text:span text:style-name="T17">5</text:span></text:span><text:span text:style-name="p"><text:span text:style-name="T8">,</text:span></text:span><text:span text:style-name="T8"> </text:span><text:span text:style-name="n"><text:span text:style-name="T8">SSEG_DP_5</text:span></text:span><text:span text:style-name="p"><text:span text:style-name="T8">},</text:span></text:span></text:p>
      <text:p text:style-name="P6"><text:span text:style-name="T8">   </text:span><text:span text:style-name="p"><text:span text:style-name="T8">{</text:span></text:span><text:span text:style-name="mi"><text:span text:style-name="T17">0</text:span></text:span><text:span text:style-name="p"><text:span text:style-name="T8">,</text:span></text:span><text:span text:style-name="T8"> </text:span><text:span text:style-name="mi"><text:span text:style-name="T17">0</text:span></text:span><text:span text:style-name="p"><text:span text:style-name="T8">}</text:span></text:span></text:p>
      <text:p text:style-name="P6"><text:span text:style-name="p"><text:span text:style-name="T8">};</text:span></text:span></text:p>
      <text:p text:style-name="P7"/>
      <text:p text:style-name="P6"><text:span text:style-name="k"><text:span text:style-name="T9">static</text:span></text:span><text:span text:style-name="T8"> </text:span><text:span text:style-name="kt"><text:span text:style-name="T13">uint8_t</text:span></text:span><text:span text:style-name="T8"> </text:span><text:span text:style-name="n"><text:span text:style-name="T8">decimalPoints</text:span></text:span><text:span text:style-name="p"><text:span text:style-name="T8">;</text:span></text:span></text:p>
      <text:p text:style-name="P7"/>
      <text:p text:style-name="P6"><text:span text:style-name="kt"><text:span text:style-name="T13">void</text:span></text:span><text:span text:style-name="T8"> </text:span><text:span text:style-name="nf"><text:span text:style-name="T15">SPI_MasterInit</text:span></text:span><text:span text:style-name="p"><text:span text:style-name="T8">(</text:span></text:span><text:span text:style-name="kt"><text:span text:style-name="T13">void</text:span></text:span><text:span text:style-name="p"><text:span text:style-name="T8">)</text:span></text:span></text:p>
      <text:p text:style-name="P6"><text:span text:style-name="p"><text:span text:style-name="T8">{</text:span></text:span></text:p>
      <text:p text:style-name="P6"><text:span text:style-name="T8">   </text:span><text:span text:style-name="c1"><text:span text:style-name="T4">// Set all required pins as outputs, no inputs</text:span></text:span></text:p>
      <text:p text:style-name="P6"><text:span text:style-name="T8">   </text:span><text:span text:style-name="n"><text:span text:style-name="T8">SPI_DDR</text:span></text:span><text:span text:style-name="T8"> </text:span><text:span text:style-name="o"><text:span text:style-name="T9">=</text:span></text:span><text:span text:style-name="T8"> </text:span><text:span text:style-name="p"><text:span text:style-name="T8">(</text:span></text:span><text:span text:style-name="mi"><text:span text:style-name="T17">1</text:span></text:span><text:span text:style-name="o"><text:span text:style-name="T9">&lt;&lt;</text:span></text:span><text:span text:style-name="n"><text:span text:style-name="T8">SPI_SS</text:span></text:span><text:span text:style-name="p"><text:span text:style-name="T8">)</text:span></text:span><text:span text:style-name="T8"> </text:span><text:span text:style-name="o"><text:span text:style-name="T9">|</text:span></text:span><text:span text:style-name="T8"> </text:span><text:span text:style-name="p"><text:span text:style-name="T8">(</text:span></text:span><text:span text:style-name="mi"><text:span text:style-name="T17">1</text:span></text:span><text:span text:style-name="o"><text:span text:style-name="T9">&lt;&lt;</text:span></text:span><text:span text:style-name="n"><text:span text:style-name="T8">SPI_MOSI</text:span></text:span><text:span text:style-name="p"><text:span text:style-name="T8">)</text:span></text:span><text:span text:style-name="T8"> </text:span><text:span text:style-name="o"><text:span text:style-name="T9">|</text:span></text:span><text:span text:style-name="T8"> </text:span><text:span text:style-name="p"><text:span text:style-name="T8">(</text:span></text:span><text:span text:style-name="mi"><text:span text:style-name="T17">1</text:span></text:span><text:span text:style-name="o"><text:span text:style-name="T9">&lt;&lt;</text:span></text:span><text:span text:style-name="n"><text:span text:style-name="T8">SPI_SCK</text:span></text:span><text:span text:style-name="p"><text:span text:style-name="T8">);</text:span></text:span></text:p>
      <text:p text:style-name="P7"/>
      <text:p text:style-name="P6"><text:span text:style-name="T8">   </text:span><text:span text:style-name="c1"><text:span text:style-name="T4">// Enable spi, set master mode, and sck = fosc/64</text:span></text:span></text:p>
      <text:p text:style-name="P6"><text:span text:style-name="T8">   </text:span><text:span text:style-name="n"><text:span text:style-name="T8">SPCR</text:span></text:span><text:span text:style-name="T8"> </text:span><text:span text:style-name="o"><text:span text:style-name="T9">=</text:span></text:span><text:span text:style-name="T8"> </text:span><text:span text:style-name="p"><text:span text:style-name="T8">(</text:span></text:span><text:span text:style-name="mi"><text:span text:style-name="T17">1</text:span></text:span><text:span text:style-name="o"><text:span text:style-name="T9">&lt;&lt;</text:span></text:span><text:span text:style-name="n"><text:span text:style-name="T8">SPE</text:span></text:span><text:span text:style-name="p"><text:span text:style-name="T8">)</text:span></text:span><text:span text:style-name="T8"> </text:span><text:span text:style-name="o"><text:span text:style-name="T9">|</text:span></text:span><text:span text:style-name="T8"> </text:span><text:span text:style-name="p"><text:span text:style-name="T8">(</text:span></text:span><text:span text:style-name="mi"><text:span text:style-name="T17">1</text:span></text:span><text:span text:style-name="o"><text:span text:style-name="T9">&lt;&lt;</text:span></text:span><text:span text:style-name="n"><text:span text:style-name="T8">MSTR</text:span></text:span><text:span text:style-name="p"><text:span text:style-name="T8">)</text:span></text:span><text:span text:style-name="T8"> </text:span><text:span text:style-name="o"><text:span text:style-name="T9">|</text:span></text:span><text:span text:style-name="T8"> </text:span><text:span text:style-name="p"><text:span text:style-name="T8">(</text:span></text:span><text:span text:style-name="mi"><text:span text:style-name="T17">1</text:span></text:span><text:span text:style-name="o"><text:span text:style-name="T9">&lt;&lt;</text:span></text:span><text:span text:style-name="n"><text:span text:style-name="T8">SPR1</text:span></text:span><text:span text:style-name="p"><text:span text:style-name="T8">);</text:span></text:span></text:p>
      <text:p text:style-name="P6"><text:span text:style-name="p"><text:span text:style-name="T8">}</text:span></text:span><text:span text:style-name="T8"> </text:span></text:p>
      <text:p text:style-name="P7"/>
      <text:p text:style-name="P6"><text:span text:style-name="kt"><text:span text:style-name="T13">void</text:span></text:span><text:span text:style-name="T8"> </text:span><text:span text:style-name="nf"><text:span text:style-name="T15">SPI_MasterTransmit</text:span></text:span><text:span text:style-name="p"><text:span text:style-name="T8">(</text:span></text:span><text:span text:style-name="kt"><text:span text:style-name="T13">uint8_t</text:span></text:span><text:span text:style-name="T8"> </text:span><text:span text:style-name="n"><text:span text:style-name="T8">data</text:span></text:span><text:span text:style-name="p"><text:span text:style-name="T8">)</text:span></text:span></text:p>
      <text:p text:style-name="P6"><text:span text:style-name="p"><text:span text:style-name="T8">{</text:span></text:span></text:p>
      <text:p text:style-name="P6"><text:span text:style-name="T8">   </text:span><text:span text:style-name="n"><text:span text:style-name="T8">SPDR</text:span></text:span><text:span text:style-name="T8"> </text:span><text:span text:style-name="o"><text:span text:style-name="T9">=</text:span></text:span><text:span text:style-name="T8"> </text:span><text:span text:style-name="n"><text:span text:style-name="T8">data</text:span></text:span><text:span text:style-name="p"><text:span text:style-name="T8">;</text:span></text:span></text:p>
      <text:p text:style-name="P6"><text:span text:style-name="T8">   </text:span><text:span text:style-name="k"><text:span text:style-name="T9">while</text:span></text:span><text:span text:style-name="p"><text:span text:style-name="T8">(</text:span></text:span><text:span text:style-name="o"><text:span text:style-name="T9">!</text:span></text:span><text:span text:style-name="p"><text:span text:style-name="T8">(</text:span></text:span><text:span text:style-name="n"><text:span text:style-name="T8">SPSR</text:span></text:span><text:span text:style-name="T8"> </text:span><text:span text:style-name="o"><text:span text:style-name="T9">&amp;</text:span></text:span><text:span text:style-name="T8"> </text:span><text:span text:style-name="p"><text:span text:style-name="T8">(</text:span></text:span><text:span text:style-name="mi"><text:span text:style-name="T17">1</text:span></text:span><text:span text:style-name="o"><text:span text:style-name="T9">&lt;&lt;</text:span></text:span><text:span text:style-name="n"><text:span text:style-name="T8">SPIF</text:span></text:span><text:span text:style-name="p"><text:span text:style-name="T8">)));</text:span></text:span></text:p>
      <text:p text:style-name="P6"><text:span text:style-name="p"><text:span text:style-name="T8">}</text:span></text:span></text:p>
      <text:p text:style-name="P6"><text:span text:style-name="T8"> </text:span></text:p>
      <text:p text:style-name="P6"><text:span text:style-name="kt"><text:span text:style-name="T13">void</text:span></text:span><text:span text:style-name="T8"> </text:span><text:span text:style-name="nf"><text:span text:style-name="T15">SSEG_Set_Brightness</text:span></text:span><text:span text:style-name="p"><text:span text:style-name="T8">(</text:span></text:span><text:span text:style-name="kt"><text:span text:style-name="T13">uint8_t</text:span></text:span><text:span text:style-name="T8"> </text:span><text:span text:style-name="n"><text:span text:style-name="T8">val</text:span></text:span><text:span text:style-name="p"><text:span text:style-name="T8">)</text:span></text:span></text:p>
      <text:p text:style-name="P6"><text:span text:style-name="p"><text:span text:style-name="T8">{</text:span></text:span></text:p>
      <text:p text:style-name="P6"><text:span text:style-name="T8">   </text:span><text:span text:style-name="c1"><text:span text:style-name="T4">//Special command for brightness</text:span></text:span></text:p>
      <text:p text:style-name="P6"><text:span text:style-name="T8">   </text:span><text:span text:style-name="n"><text:span text:style-name="T8">SPI_MasterTransmit</text:span></text:span><text:span text:style-name="p"><text:span text:style-name="T8">(</text:span></text:span><text:span text:style-name="n"><text:span text:style-name="T8">SSEG_BRIGHTNESS</text:span></text:span><text:span text:style-name="p"><text:span text:style-name="T8">);</text:span></text:span></text:p>
      <text:p text:style-name="P7"/>
      <text:p text:style-name="P6"><text:span text:style-name="T8">   </text:span><text:span text:style-name="c1"><text:span text:style-name="T4">//Brightness value between 0 and 254</text:span></text:span></text:p>
      <text:p text:style-name="P6"><text:span text:style-name="T8">   </text:span><text:span text:style-name="k"><text:span text:style-name="T9">if</text:span></text:span><text:span text:style-name="T8"> </text:span><text:span text:style-name="p"><text:span text:style-name="T8">(</text:span></text:span><text:span text:style-name="n"><text:span text:style-name="T8">val</text:span></text:span><text:span text:style-name="T8"> </text:span><text:span text:style-name="o"><text:span text:style-name="T9">&gt;</text:span></text:span><text:span text:style-name="T8"> </text:span><text:span text:style-name="mi"><text:span text:style-name="T17">254</text:span></text:span><text:span text:style-name="p"><text:span text:style-name="T8">)</text:span></text:span></text:p>
      <text:p text:style-name="P6"><text:span text:style-name="T8">      </text:span><text:span text:style-name="n"><text:span text:style-name="T8">val</text:span></text:span><text:span text:style-name="T8"> </text:span><text:span text:style-name="o"><text:span text:style-name="T9">=</text:span></text:span><text:span text:style-name="T8"> </text:span><text:span text:style-name="mi"><text:span text:style-name="T17">254</text:span></text:span><text:span text:style-name="p"><text:span text:style-name="T8">;</text:span></text:span></text:p>
      <text:p text:style-name="P7"/>
      <text:p text:style-name="P6"><text:span text:style-name="T8">   </text:span><text:span text:style-name="n"><text:span text:style-name="T8">SPI_MasterTransmit</text:span></text:span><text:span text:style-name="p"><text:span text:style-name="T8">(</text:span></text:span><text:span text:style-name="n"><text:span text:style-name="T8">val</text:span></text:span><text:span text:style-name="p"><text:span text:style-name="T8">);</text:span></text:span></text:p>
      <text:p text:style-name="P6"><text:span text:style-name="p"><text:span text:style-name="T8">}</text:span></text:span></text:p>
      <text:p text:style-name="P7"/>
      <text:p text:style-name="P6"><text:span text:style-name="kt"><text:span text:style-name="T13">void</text:span></text:span><text:span text:style-name="T8"> </text:span><text:span text:style-name="nf"><text:span text:style-name="T15">SSEG_Reset</text:span></text:span><text:span text:style-name="p"><text:span text:style-name="T8">(</text:span></text:span><text:span text:style-name="kt"><text:span text:style-name="T13">void</text:span></text:span><text:span text:style-name="p"><text:span text:style-name="T8">)</text:span></text:span></text:p>
      <text:p text:style-name="P6"><text:span text:style-name="p"><text:span text:style-name="T8">{</text:span></text:span></text:p>
      <text:p text:style-name="P6"><text:span text:style-name="T8">   </text:span><text:span text:style-name="c1"><text:span text:style-name="T4">//Special command for reset display</text:span></text:span></text:p>
      <text:p text:style-name="P6"><text:span text:style-name="T8">   </text:span><text:span text:style-name="n"><text:span text:style-name="T8">SPI_MasterTransmit</text:span></text:span><text:span text:style-name="p"><text:span text:style-name="T8">(</text:span></text:span><text:span text:style-name="n"><text:span text:style-name="T8">SSEG_RESET</text:span></text:span><text:span text:style-name="p"><text:span text:style-name="T8">);</text:span></text:span></text:p>
      <text:p text:style-name="P6"><text:span text:style-name="p"><text:span text:style-name="T8">}</text:span></text:span></text:p>
      <text:p text:style-name="P7"/>
      <text:p text:style-name="P6"><text:span text:style-name="kt"><text:span text:style-name="T13">void</text:span></text:span><text:span text:style-name="T8"> </text:span><text:span text:style-name="nf"><text:span text:style-name="T15">SSEG_Write_digit</text:span></text:span><text:span text:style-name="p"><text:span text:style-name="T8">(</text:span></text:span><text:span text:style-name="kt"><text:span text:style-name="T13">uint8_t</text:span></text:span><text:span text:style-name="T8"> </text:span><text:span text:style-name="n"><text:span text:style-name="T8">digit</text:span></text:span><text:span text:style-name="p"><text:span text:style-name="T8">,</text:span></text:span><text:span text:style-name="T8"> </text:span><text:span text:style-name="kt"><text:span text:style-name="T13">uint8_t</text:span></text:span><text:span text:style-name="T8"> </text:span><text:span text:style-name="n"><text:span text:style-name="T8">val</text:span></text:span><text:span text:style-name="p"><text:span text:style-name="T8">)</text:span></text:span></text:p>
      <text:p text:style-name="P6"><text:span text:style-name="p"><text:span text:style-name="T8">{</text:span></text:span></text:p>
      <text:p text:style-name="P6"><text:span text:style-name="T8">   </text:span><text:span text:style-name="n"><text:span text:style-name="T8">Command</text:span></text:span><text:span text:style-name="T8"> </text:span><text:span text:style-name="o"><text:span text:style-name="T9">*</text:span></text:span><text:span text:style-name="n"><text:span text:style-name="T8">dc</text:span></text:span><text:span text:style-name="p"><text:span text:style-name="T8">;</text:span></text:span></text:p>
      <text:p text:style-name="P6"><text:span text:style-name="T8">   </text:span><text:span text:style-name="n"><text:span text:style-name="T8">Command</text:span></text:span><text:span text:style-name="T8"> </text:span><text:span text:style-name="o"><text:span text:style-name="T9">*</text:span></text:span><text:span text:style-name="n"><text:span text:style-name="T8">vc</text:span></text:span><text:span text:style-name="p"><text:span text:style-name="T8">;</text:span></text:span></text:p>
      <text:p text:style-name="P6"><text:span text:style-name="T8">   </text:span><text:span text:style-name="kt"><text:span text:style-name="T13">uint8_t</text:span></text:span><text:span text:style-name="T8"> </text:span><text:span text:style-name="n"><text:span text:style-name="T8">command</text:span></text:span><text:span text:style-name="T8"> </text:span><text:span text:style-name="o"><text:span text:style-name="T9">=</text:span></text:span><text:span text:style-name="T8"> </text:span><text:span text:style-name="mi"><text:span text:style-name="T17">0</text:span></text:span><text:span text:style-name="p"><text:span text:style-name="T8">;</text:span></text:span></text:p>
      <text:p text:style-name="P6"><text:span text:style-name="T8">   </text:span><text:span text:style-name="kt"><text:span text:style-name="T13">uint8_t</text:span></text:span><text:span text:style-name="T8"> </text:span><text:span text:style-name="n"><text:span text:style-name="T8">value</text:span></text:span><text:span text:style-name="T8"> </text:span><text:span text:style-name="o"><text:span text:style-name="T9">=</text:span></text:span><text:span text:style-name="T8"> </text:span><text:span text:style-name="n"><text:span text:style-name="T8">SSEG_BLANK</text:span></text:span><text:span text:style-name="p"><text:span text:style-name="T8">;</text:span></text:span><text:span text:style-name="T8"> <text:s text:c="2"/></text:span></text:p>
      <text:p text:style-name="P7"/>
      <text:p text:style-name="P6"><text:span text:style-name="T8">   </text:span><text:span text:style-name="c1"><text:span text:style-name="T4">// Iterate through command LUT and find the correct command per digit</text:span></text:span></text:p>
      <text:p text:style-name="P6"><text:span text:style-name="T8">   </text:span><text:span text:style-name="k"><text:span text:style-name="T9">for</text:span></text:span><text:span text:style-name="T8"> </text:span><text:span text:style-name="p"><text:span text:style-name="T8">(</text:span></text:span><text:span text:style-name="n"><text:span text:style-name="T8">dc</text:span></text:span><text:span text:style-name="T8"> </text:span><text:span text:style-name="o"><text:span text:style-name="T9">=</text:span></text:span><text:span text:style-name="T8"> </text:span><text:span text:style-name="n"><text:span text:style-name="T8">digitCommands</text:span></text:span><text:span text:style-name="p"><text:span text:style-name="T8">;</text:span></text:span><text:span text:style-name="T8"> </text:span><text:span text:style-name="n"><text:span text:style-name="T8">dc</text:span></text:span><text:span text:style-name="T8"> </text:span><text:span text:style-name="o"><text:span text:style-name="T9">&amp;&amp;</text:span></text:span><text:span text:style-name="T8"> </text:span><text:span text:style-name="p"><text:span text:style-name="T8">(</text:span></text:span><text:span text:style-name="n"><text:span text:style-name="T8">dc</text:span></text:span><text:span text:style-name="o"><text:span text:style-name="T9">-&gt;</text:span></text:span><text:span text:style-name="n"><text:span text:style-name="T8">input</text:span></text:span><text:span text:style-name="T8"> </text:span><text:span text:style-name="o"><text:span text:style-name="T9">||</text:span></text:span><text:span text:style-name="T8"> </text:span><text:span text:style-name="n"><text:span text:style-name="T8">dc</text:span></text:span><text:span text:style-name="o"><text:span text:style-name="T9">-&gt;</text:span></text:span><text:span text:style-name="n"><text:span text:style-name="T8">command</text:span></text:span><text:span text:style-name="p"><text:span text:style-name="T8">);</text:span></text:span><text:span text:style-name="T8"> </text:span><text:span text:style-name="n"><text:span text:style-name="T8">dc</text:span></text:span><text:span text:style-name="o"><text:span text:style-name="T9">++</text:span></text:span><text:span text:style-name="p"><text:span text:style-name="T8">)</text:span></text:span></text:p>
      <text:p text:style-name="P6"><text:soft-page-break/><text:span text:style-name="T8">      </text:span><text:span text:style-name="k"><text:span text:style-name="T9">if</text:span></text:span><text:span text:style-name="T8"> </text:span><text:span text:style-name="p"><text:span text:style-name="T8">(</text:span></text:span><text:span text:style-name="n"><text:span text:style-name="T8">dc</text:span></text:span><text:span text:style-name="o"><text:span text:style-name="T9">-&gt;</text:span></text:span><text:span text:style-name="n"><text:span text:style-name="T8">input</text:span></text:span><text:span text:style-name="T8"> </text:span><text:span text:style-name="o"><text:span text:style-name="T9">==</text:span></text:span><text:span text:style-name="T8"> </text:span><text:span text:style-name="n"><text:span text:style-name="T8">digit</text:span></text:span><text:span text:style-name="p"><text:span text:style-name="T8">)</text:span></text:span></text:p>
      <text:p text:style-name="P6"><text:span text:style-name="T8">         </text:span><text:span text:style-name="n"><text:span text:style-name="T8">command</text:span></text:span><text:span text:style-name="T8"> </text:span><text:span text:style-name="o"><text:span text:style-name="T9">=</text:span></text:span><text:span text:style-name="T8"> </text:span><text:span text:style-name="n"><text:span text:style-name="T8">dc</text:span></text:span><text:span text:style-name="o"><text:span text:style-name="T9">-&gt;</text:span></text:span><text:span text:style-name="n"><text:span text:style-name="T8">command</text:span></text:span><text:span text:style-name="p"><text:span text:style-name="T8">;</text:span></text:span></text:p>
      <text:p text:style-name="P7"/>
      <text:p text:style-name="P6"><text:span text:style-name="T8">   </text:span><text:span text:style-name="c1"><text:span text:style-name="T4">// Iterate through value LUT and find the correct command per value</text:span></text:span></text:p>
      <text:p text:style-name="P6"><text:span text:style-name="T8">   </text:span><text:span text:style-name="k"><text:span text:style-name="T9">for</text:span></text:span><text:span text:style-name="T8"> </text:span><text:span text:style-name="p"><text:span text:style-name="T8">(</text:span></text:span><text:span text:style-name="n"><text:span text:style-name="T8">vc</text:span></text:span><text:span text:style-name="T8"> </text:span><text:span text:style-name="o"><text:span text:style-name="T9">=</text:span></text:span><text:span text:style-name="T8"> </text:span><text:span text:style-name="n"><text:span text:style-name="T8">valueCommands</text:span></text:span><text:span text:style-name="p"><text:span text:style-name="T8">;</text:span></text:span><text:span text:style-name="T8"> </text:span><text:span text:style-name="n"><text:span text:style-name="T8">vc</text:span></text:span><text:span text:style-name="T8"> </text:span><text:span text:style-name="o"><text:span text:style-name="T9">&amp;&amp;</text:span></text:span><text:span text:style-name="T8"> </text:span><text:span text:style-name="p"><text:span text:style-name="T8">(</text:span></text:span><text:span text:style-name="n"><text:span text:style-name="T8">vc</text:span></text:span><text:span text:style-name="o"><text:span text:style-name="T9">-&gt;</text:span></text:span><text:span text:style-name="n"><text:span text:style-name="T8">input</text:span></text:span><text:span text:style-name="T8"> </text:span><text:span text:style-name="o"><text:span text:style-name="T9">||</text:span></text:span><text:span text:style-name="T8"> </text:span><text:span text:style-name="n"><text:span text:style-name="T8">vc</text:span></text:span><text:span text:style-name="o"><text:span text:style-name="T9">-&gt;</text:span></text:span><text:span text:style-name="n"><text:span text:style-name="T8">command</text:span></text:span><text:span text:style-name="p"><text:span text:style-name="T8">);</text:span></text:span><text:span text:style-name="T8"> </text:span><text:span text:style-name="n"><text:span text:style-name="T8">vc</text:span></text:span><text:span text:style-name="o"><text:span text:style-name="T9">++</text:span></text:span><text:span text:style-name="p"><text:span text:style-name="T8">)</text:span></text:span></text:p>
      <text:p text:style-name="P6"><text:span text:style-name="T8">      </text:span><text:span text:style-name="k"><text:span text:style-name="T9">if</text:span></text:span><text:span text:style-name="T8"> </text:span><text:span text:style-name="p"><text:span text:style-name="T8">(</text:span></text:span><text:span text:style-name="n"><text:span text:style-name="T8">vc</text:span></text:span><text:span text:style-name="o"><text:span text:style-name="T9">-&gt;</text:span></text:span><text:span text:style-name="n"><text:span text:style-name="T8">input</text:span></text:span><text:span text:style-name="T8"> </text:span><text:span text:style-name="o"><text:span text:style-name="T9">==</text:span></text:span><text:span text:style-name="T8"> </text:span><text:span text:style-name="n"><text:span text:style-name="T8">val</text:span></text:span><text:span text:style-name="p"><text:span text:style-name="T8">)</text:span></text:span></text:p>
      <text:p text:style-name="P6"><text:span text:style-name="T8">         </text:span><text:span text:style-name="n"><text:span text:style-name="T8">value</text:span></text:span><text:span text:style-name="T8"> </text:span><text:span text:style-name="o"><text:span text:style-name="T9">=</text:span></text:span><text:span text:style-name="T8"> </text:span><text:span text:style-name="n"><text:span text:style-name="T8">vc</text:span></text:span><text:span text:style-name="o"><text:span text:style-name="T9">-&gt;</text:span></text:span><text:span text:style-name="n"><text:span text:style-name="T8">command</text:span></text:span><text:span text:style-name="p"><text:span text:style-name="T8">;</text:span></text:span></text:p>
      <text:p text:style-name="P7"/>
      <text:p text:style-name="P6"><text:span text:style-name="T8">   </text:span><text:span text:style-name="c1"><text:span text:style-name="T4">// If either is not found, forget about it!</text:span></text:span></text:p>
      <text:p text:style-name="P6"><text:span text:style-name="T8">   </text:span><text:span text:style-name="k"><text:span text:style-name="T9">if</text:span></text:span><text:span text:style-name="T8"> </text:span><text:span text:style-name="p"><text:span text:style-name="T8">(</text:span></text:span><text:span text:style-name="o"><text:span text:style-name="T9">!</text:span></text:span><text:span text:style-name="n"><text:span text:style-name="T8">command</text:span></text:span><text:span text:style-name="p"><text:span text:style-name="T8">)</text:span></text:span></text:p>
      <text:p text:style-name="P6"><text:span text:style-name="T8">      </text:span><text:span text:style-name="k"><text:span text:style-name="T9">return</text:span></text:span><text:span text:style-name="p"><text:span text:style-name="T8">;</text:span></text:span></text:p>
      <text:p text:style-name="P7"/>
      <text:p text:style-name="P6"><text:span text:style-name="T8">   </text:span><text:span text:style-name="n"><text:span text:style-name="T8">SPI_MasterTransmit</text:span></text:span><text:span text:style-name="p"><text:span text:style-name="T8">(</text:span></text:span><text:span text:style-name="n"><text:span text:style-name="T8">command</text:span></text:span><text:span text:style-name="p"><text:span text:style-name="T8">);</text:span></text:span></text:p>
      <text:p text:style-name="P6"><text:span text:style-name="T8">   </text:span><text:span text:style-name="n"><text:span text:style-name="T8">SPI_MasterTransmit</text:span></text:span><text:span text:style-name="p"><text:span text:style-name="T8">(</text:span></text:span><text:span text:style-name="n"><text:span text:style-name="T8">value</text:span></text:span><text:span text:style-name="p"><text:span text:style-name="T8">);</text:span></text:span></text:p>
      <text:p text:style-name="P6"><text:span text:style-name="p"><text:span text:style-name="T8">}</text:span></text:span></text:p>
      <text:p text:style-name="P6"><text:span text:style-name="T8"> </text:span></text:p>
      <text:p text:style-name="P6"><text:span text:style-name="kt"><text:span text:style-name="T13">void</text:span></text:span><text:span text:style-name="T8"> </text:span><text:span text:style-name="nf"><text:span text:style-name="T15">SSEG_Write_4vals_array</text:span></text:span><text:span text:style-name="p"><text:span text:style-name="T8">(</text:span></text:span><text:span text:style-name="kt"><text:span text:style-name="T13">uint8_t</text:span></text:span><text:span text:style-name="T8"> </text:span><text:span text:style-name="o"><text:span text:style-name="T9">*</text:span></text:span><text:span text:style-name="n"><text:span text:style-name="T8">vals</text:span></text:span><text:span text:style-name="p"><text:span text:style-name="T8">)</text:span></text:span></text:p>
      <text:p text:style-name="P6"><text:span text:style-name="p"><text:span text:style-name="T8">{</text:span></text:span></text:p>
      <text:p text:style-name="P6"><text:span text:style-name="T8">   </text:span><text:span text:style-name="n"><text:span text:style-name="T8">SSEG_Write_digit</text:span></text:span><text:span text:style-name="p"><text:span text:style-name="T8">(</text:span></text:span><text:span text:style-name="n"><text:span text:style-name="T8">DIGIT_1</text:span></text:span><text:span text:style-name="p"><text:span text:style-name="T8">,</text:span></text:span><text:span text:style-name="T8"> </text:span><text:span text:style-name="n"><text:span text:style-name="T8">vals</text:span></text:span><text:span text:style-name="p"><text:span text:style-name="T8">[</text:span></text:span><text:span text:style-name="mi"><text:span text:style-name="T17">0</text:span></text:span><text:span text:style-name="p"><text:span text:style-name="T8">]);</text:span></text:span></text:p>
      <text:p text:style-name="P6"><text:span text:style-name="T8">   </text:span><text:span text:style-name="n"><text:span text:style-name="T8">SSEG_Write_digit</text:span></text:span><text:span text:style-name="p"><text:span text:style-name="T8">(</text:span></text:span><text:span text:style-name="n"><text:span text:style-name="T8">DIGIT_2</text:span></text:span><text:span text:style-name="p"><text:span text:style-name="T8">,</text:span></text:span><text:span text:style-name="T8"> </text:span><text:span text:style-name="n"><text:span text:style-name="T8">vals</text:span></text:span><text:span text:style-name="p"><text:span text:style-name="T8">[</text:span></text:span><text:span text:style-name="mi"><text:span text:style-name="T17">1</text:span></text:span><text:span text:style-name="p"><text:span text:style-name="T8">]);</text:span></text:span></text:p>
      <text:p text:style-name="P6"><text:span text:style-name="T8">   </text:span><text:span text:style-name="n"><text:span text:style-name="T8">SSEG_Write_digit</text:span></text:span><text:span text:style-name="p"><text:span text:style-name="T8">(</text:span></text:span><text:span text:style-name="n"><text:span text:style-name="T8">DIGIT_3</text:span></text:span><text:span text:style-name="p"><text:span text:style-name="T8">,</text:span></text:span><text:span text:style-name="T8"> </text:span><text:span text:style-name="n"><text:span text:style-name="T8">vals</text:span></text:span><text:span text:style-name="p"><text:span text:style-name="T8">[</text:span></text:span><text:span text:style-name="mi"><text:span text:style-name="T17">2</text:span></text:span><text:span text:style-name="p"><text:span text:style-name="T8">]);</text:span></text:span></text:p>
      <text:p text:style-name="P6"><text:span text:style-name="T8">   </text:span><text:span text:style-name="n"><text:span text:style-name="T8">SSEG_Write_digit</text:span></text:span><text:span text:style-name="p"><text:span text:style-name="T8">(</text:span></text:span><text:span text:style-name="n"><text:span text:style-name="T8">DIGIT_4</text:span></text:span><text:span text:style-name="p"><text:span text:style-name="T8">,</text:span></text:span><text:span text:style-name="T8"> </text:span><text:span text:style-name="n"><text:span text:style-name="T8">vals</text:span></text:span><text:span text:style-name="p"><text:span text:style-name="T8">[</text:span></text:span><text:span text:style-name="mi"><text:span text:style-name="T17">3</text:span></text:span><text:span text:style-name="p"><text:span text:style-name="T8">]);</text:span></text:span></text:p>
      <text:p text:style-name="P6"><text:span text:style-name="p"><text:span text:style-name="T8">}</text:span></text:span></text:p>
      <text:p text:style-name="P7"/>
      <text:p text:style-name="P6"><text:span text:style-name="kt"><text:span text:style-name="T13">void</text:span></text:span><text:span text:style-name="T8"> </text:span><text:span text:style-name="nf"><text:span text:style-name="T15">SSEG_Write_left_digits</text:span></text:span><text:span text:style-name="p"><text:span text:style-name="T8">(</text:span></text:span><text:span text:style-name="kt"><text:span text:style-name="T13">uint8_t</text:span></text:span><text:span text:style-name="T8"> </text:span><text:span text:style-name="n"><text:span text:style-name="T8">val</text:span></text:span><text:span text:style-name="p"><text:span text:style-name="T8">)</text:span></text:span></text:p>
      <text:p text:style-name="P6"><text:span text:style-name="p"><text:span text:style-name="T8">{</text:span></text:span></text:p>
      <text:p text:style-name="P6"><text:span text:style-name="T8">   </text:span><text:span text:style-name="n"><text:span text:style-name="T8">SSEG_Write_digit</text:span></text:span><text:span text:style-name="p"><text:span text:style-name="T8">(</text:span></text:span><text:span text:style-name="n"><text:span text:style-name="T8">DIGIT_1</text:span></text:span><text:span text:style-name="p"><text:span text:style-name="T8">,</text:span></text:span><text:span text:style-name="T8"> </text:span><text:span text:style-name="n"><text:span text:style-name="T8">val</text:span></text:span><text:span text:style-name="T8"> </text:span><text:span text:style-name="o"><text:span text:style-name="T9">/</text:span></text:span><text:span text:style-name="T8"> </text:span><text:span text:style-name="mi"><text:span text:style-name="T17">10</text:span></text:span><text:span text:style-name="p"><text:span text:style-name="T8">);</text:span></text:span></text:p>
      <text:p text:style-name="P6"><text:span text:style-name="T8">   </text:span><text:span text:style-name="n"><text:span text:style-name="T8">SSEG_Write_digit</text:span></text:span><text:span text:style-name="p"><text:span text:style-name="T8">(</text:span></text:span><text:span text:style-name="n"><text:span text:style-name="T8">DIGIT_2</text:span></text:span><text:span text:style-name="p"><text:span text:style-name="T8">,</text:span></text:span><text:span text:style-name="T8"> </text:span><text:span text:style-name="n"><text:span text:style-name="T8">val</text:span></text:span><text:span text:style-name="T8"> </text:span><text:span text:style-name="o"><text:span text:style-name="T9">%</text:span></text:span><text:span text:style-name="T8"> </text:span><text:span text:style-name="mi"><text:span text:style-name="T17">10</text:span></text:span><text:span text:style-name="p"><text:span text:style-name="T8">);</text:span></text:span></text:p>
      <text:p text:style-name="P6"><text:span text:style-name="p"><text:span text:style-name="T8">}</text:span></text:span></text:p>
      <text:p text:style-name="P7"/>
      <text:p text:style-name="P6"><text:span text:style-name="kt"><text:span text:style-name="T13">void</text:span></text:span><text:span text:style-name="T8"> </text:span><text:span text:style-name="nf"><text:span text:style-name="T15">SSEG_Write_right_digits</text:span></text:span><text:span text:style-name="p"><text:span text:style-name="T8">(</text:span></text:span><text:span text:style-name="kt"><text:span text:style-name="T13">uint8_t</text:span></text:span><text:span text:style-name="T8"> </text:span><text:span text:style-name="n"><text:span text:style-name="T8">val</text:span></text:span><text:span text:style-name="p"><text:span text:style-name="T8">)</text:span></text:span></text:p>
      <text:p text:style-name="P6"><text:span text:style-name="p"><text:span text:style-name="T8">{</text:span></text:span></text:p>
      <text:p text:style-name="P6"><text:span text:style-name="T8">   </text:span><text:span text:style-name="n"><text:span text:style-name="T8">SSEG_Write_digit</text:span></text:span><text:span text:style-name="p"><text:span text:style-name="T8">(</text:span></text:span><text:span text:style-name="n"><text:span text:style-name="T8">DIGIT_3</text:span></text:span><text:span text:style-name="p"><text:span text:style-name="T8">,</text:span></text:span><text:span text:style-name="T8"> </text:span><text:span text:style-name="n"><text:span text:style-name="T8">val</text:span></text:span><text:span text:style-name="T8"> </text:span><text:span text:style-name="o"><text:span text:style-name="T9">/</text:span></text:span><text:span text:style-name="T8"> </text:span><text:span text:style-name="mi"><text:span text:style-name="T17">10</text:span></text:span><text:span text:style-name="p"><text:span text:style-name="T8">);</text:span></text:span></text:p>
      <text:p text:style-name="P6"><text:span text:style-name="T8">   </text:span><text:span text:style-name="n"><text:span text:style-name="T8">SSEG_Write_digit</text:span></text:span><text:span text:style-name="p"><text:span text:style-name="T8">(</text:span></text:span><text:span text:style-name="n"><text:span text:style-name="T8">DIGIT_4</text:span></text:span><text:span text:style-name="p"><text:span text:style-name="T8">,</text:span></text:span><text:span text:style-name="T8"> </text:span><text:span text:style-name="n"><text:span text:style-name="T8">val</text:span></text:span><text:span text:style-name="T8"> </text:span><text:span text:style-name="o"><text:span text:style-name="T9">%</text:span></text:span><text:span text:style-name="T8"> </text:span><text:span text:style-name="mi"><text:span text:style-name="T17">10</text:span></text:span><text:span text:style-name="p"><text:span text:style-name="T8">);</text:span></text:span></text:p>
      <text:p text:style-name="P6"><text:span text:style-name="p"><text:span text:style-name="T8">}</text:span></text:span></text:p>
      <text:p text:style-name="P7"/>
      <text:p text:style-name="P6"><text:span text:style-name="kt"><text:span text:style-name="T13">void</text:span></text:span><text:span text:style-name="T8"> </text:span><text:span text:style-name="nf"><text:span text:style-name="T15">SSEG_Write_Decimal_Point</text:span></text:span><text:span text:style-name="p"><text:span text:style-name="T8">(</text:span></text:span><text:span text:style-name="kt"><text:span text:style-name="T13">uint8_t</text:span></text:span><text:span text:style-name="T8"> </text:span><text:span text:style-name="n"><text:span text:style-name="T8">val</text:span></text:span><text:span text:style-name="p"><text:span text:style-name="T8">)</text:span></text:span></text:p>
      <text:p text:style-name="P6"><text:span text:style-name="p"><text:span text:style-name="T8">{</text:span></text:span></text:p>
      <text:p text:style-name="P6"><text:span text:style-name="T8">   </text:span><text:span text:style-name="n"><text:span text:style-name="T8">Command</text:span></text:span><text:span text:style-name="T8"> </text:span><text:span text:style-name="o"><text:span text:style-name="T9">*</text:span></text:span><text:span text:style-name="n"><text:span text:style-name="T8">dc</text:span></text:span><text:span text:style-name="p"><text:span text:style-name="T8">;</text:span></text:span></text:p>
      <text:p text:style-name="P7"/>
      <text:p text:style-name="P6"><text:span text:style-name="T8">   </text:span><text:span text:style-name="c1"><text:span text:style-name="T4">// Iterate through decimal LUT and find the correct command per decimal</text:span></text:span></text:p>
      <text:p text:style-name="P6"><text:span text:style-name="T8">   </text:span><text:span text:style-name="k"><text:span text:style-name="T9">for</text:span></text:span><text:span text:style-name="T8"> </text:span><text:span text:style-name="p"><text:span text:style-name="T8">(</text:span></text:span><text:span text:style-name="n"><text:span text:style-name="T8">dc</text:span></text:span><text:span text:style-name="T8"> </text:span><text:span text:style-name="o"><text:span text:style-name="T9">=</text:span></text:span><text:span text:style-name="T8"> </text:span><text:span text:style-name="n"><text:span text:style-name="T8">decimalCommands</text:span></text:span><text:span text:style-name="p"><text:span text:style-name="T8">;</text:span></text:span><text:span text:style-name="T8"> </text:span><text:span text:style-name="n"><text:span text:style-name="T8">dc</text:span></text:span><text:span text:style-name="T8"> </text:span><text:span text:style-name="o"><text:span text:style-name="T9">&amp;&amp;</text:span></text:span><text:span text:style-name="T8"> </text:span><text:span text:style-name="p"><text:span text:style-name="T8">(</text:span></text:span><text:span text:style-name="n"><text:span text:style-name="T8">dc</text:span></text:span><text:span text:style-name="o"><text:span text:style-name="T9">-&gt;</text:span></text:span><text:span text:style-name="n"><text:span text:style-name="T8">input</text:span></text:span><text:span text:style-name="T8"> </text:span><text:span text:style-name="o"><text:span text:style-name="T9">||</text:span></text:span><text:span text:style-name="T8"> </text:span><text:span text:style-name="n"><text:span text:style-name="T8">dc</text:span></text:span><text:span text:style-name="o"><text:span text:style-name="T9">-&gt;</text:span></text:span><text:span text:style-name="n"><text:span text:style-name="T8">command</text:span></text:span><text:span text:style-name="p"><text:span text:style-name="T8">);</text:span></text:span><text:span text:style-name="T8"> </text:span><text:span text:style-name="n"><text:span text:style-name="T8">dc</text:span></text:span><text:span text:style-name="o"><text:span text:style-name="T9">++</text:span></text:span><text:span text:style-name="p"><text:span text:style-name="T8">)</text:span></text:span></text:p>
      <text:p text:style-name="P6"><text:span text:style-name="T8">      </text:span><text:span text:style-name="k"><text:span text:style-name="T9">if</text:span></text:span><text:span text:style-name="T8"> </text:span><text:span text:style-name="p"><text:span text:style-name="T8">(</text:span></text:span><text:span text:style-name="n"><text:span text:style-name="T8">dc</text:span></text:span><text:span text:style-name="o"><text:span text:style-name="T9">-&gt;</text:span></text:span><text:span text:style-name="n"><text:span text:style-name="T8">input</text:span></text:span><text:span text:style-name="T8"> </text:span><text:span text:style-name="o"><text:span text:style-name="T9">==</text:span></text:span><text:span text:style-name="T8"> </text:span><text:span text:style-name="n"><text:span text:style-name="T8">val</text:span></text:span><text:span text:style-name="p"><text:span text:style-name="T8">)</text:span></text:span></text:p>
      <text:p text:style-name="P6"><text:span text:style-name="T8">         </text:span><text:span text:style-name="n"><text:span text:style-name="T8">decimalPoints</text:span></text:span><text:span text:style-name="T8"> </text:span><text:span text:style-name="o"><text:span text:style-name="T9">|=</text:span></text:span><text:span text:style-name="T8"> </text:span><text:span text:style-name="n"><text:span text:style-name="T8">dc</text:span></text:span><text:span text:style-name="o"><text:span text:style-name="T9">-&gt;</text:span></text:span><text:span text:style-name="n"><text:span text:style-name="T8">command</text:span></text:span><text:span text:style-name="p"><text:span text:style-name="T8">;</text:span></text:span></text:p>
      <text:p text:style-name="P7"/>
      <text:p text:style-name="P6"><text:span text:style-name="T8">   </text:span><text:span text:style-name="n"><text:span text:style-name="T8">SPI_MasterTransmit</text:span></text:span><text:span text:style-name="p"><text:span text:style-name="T8">(</text:span></text:span><text:span text:style-name="n"><text:span text:style-name="T8">SSEG_DEC_PNT</text:span></text:span><text:span text:style-name="p"><text:span text:style-name="T8">);</text:span></text:span></text:p>
      <text:p text:style-name="P6"><text:span text:style-name="T8">   </text:span><text:span text:style-name="n"><text:span text:style-name="T8">SPI_MasterTransmit</text:span></text:span><text:span text:style-name="p"><text:span text:style-name="T8">(</text:span></text:span><text:span text:style-name="n"><text:span text:style-name="T8">decimalPoints</text:span></text:span><text:span text:style-name="p"><text:span text:style-name="T8">);</text:span></text:span></text:p>
      <text:p text:style-name="P6"><text:span text:style-name="p"><text:span text:style-name="T8">}</text:span></text:span></text:p>
      <text:p text:style-name="P7"><text:soft-page-break/></text:p>
      <text:p text:style-name="P6"><text:span text:style-name="kt"><text:span text:style-name="T13">void</text:span></text:span><text:span text:style-name="T8"> </text:span><text:span text:style-name="nf"><text:span text:style-name="T15">SSEG_Clear_Decimal_Point</text:span></text:span><text:span text:style-name="p"><text:span text:style-name="T8">(</text:span></text:span><text:span text:style-name="kt"><text:span text:style-name="T13">uint8_t</text:span></text:span><text:span text:style-name="T8"> </text:span><text:span text:style-name="n"><text:span text:style-name="T8">val</text:span></text:span><text:span text:style-name="p"><text:span text:style-name="T8">)</text:span></text:span></text:p>
      <text:p text:style-name="P6"><text:span text:style-name="p"><text:span text:style-name="T8">{</text:span></text:span></text:p>
      <text:p text:style-name="P6"><text:span text:style-name="T8">   </text:span><text:span text:style-name="n"><text:span text:style-name="T8">Command</text:span></text:span><text:span text:style-name="T8"> </text:span><text:span text:style-name="o"><text:span text:style-name="T9">*</text:span></text:span><text:span text:style-name="n"><text:span text:style-name="T8">dc</text:span></text:span><text:span text:style-name="p"><text:span text:style-name="T8">;</text:span></text:span></text:p>
      <text:p text:style-name="P7"/>
      <text:p text:style-name="P6"><text:span text:style-name="T8">   </text:span><text:span text:style-name="c1"><text:span text:style-name="T4">// Iterate through decimal LUT and find the correct command per decimal</text:span></text:span></text:p>
      <text:p text:style-name="P6"><text:span text:style-name="T8">   </text:span><text:span text:style-name="k"><text:span text:style-name="T9">for</text:span></text:span><text:span text:style-name="T8"> </text:span><text:span text:style-name="p"><text:span text:style-name="T8">(</text:span></text:span><text:span text:style-name="n"><text:span text:style-name="T8">dc</text:span></text:span><text:span text:style-name="T8"> </text:span><text:span text:style-name="o"><text:span text:style-name="T9">=</text:span></text:span><text:span text:style-name="T8"> </text:span><text:span text:style-name="n"><text:span text:style-name="T8">decimalCommands</text:span></text:span><text:span text:style-name="p"><text:span text:style-name="T8">;</text:span></text:span><text:span text:style-name="T8"> </text:span><text:span text:style-name="n"><text:span text:style-name="T8">dc</text:span></text:span><text:span text:style-name="T8"> </text:span><text:span text:style-name="o"><text:span text:style-name="T9">&amp;&amp;</text:span></text:span><text:span text:style-name="T8"> </text:span><text:span text:style-name="p"><text:span text:style-name="T8">(</text:span></text:span><text:span text:style-name="n"><text:span text:style-name="T8">dc</text:span></text:span><text:span text:style-name="o"><text:span text:style-name="T9">-&gt;</text:span></text:span><text:span text:style-name="n"><text:span text:style-name="T8">input</text:span></text:span><text:span text:style-name="T8"> </text:span><text:span text:style-name="o"><text:span text:style-name="T9">||</text:span></text:span><text:span text:style-name="T8"> </text:span><text:span text:style-name="n"><text:span text:style-name="T8">dc</text:span></text:span><text:span text:style-name="o"><text:span text:style-name="T9">-&gt;</text:span></text:span><text:span text:style-name="n"><text:span text:style-name="T8">command</text:span></text:span><text:span text:style-name="p"><text:span text:style-name="T8">);</text:span></text:span><text:span text:style-name="T8"> </text:span><text:span text:style-name="n"><text:span text:style-name="T8">dc</text:span></text:span><text:span text:style-name="o"><text:span text:style-name="T9">++</text:span></text:span><text:span text:style-name="p"><text:span text:style-name="T8">)</text:span></text:span></text:p>
      <text:p text:style-name="P6"><text:span text:style-name="T8">      </text:span><text:span text:style-name="k"><text:span text:style-name="T9">if</text:span></text:span><text:span text:style-name="T8"> </text:span><text:span text:style-name="p"><text:span text:style-name="T8">(</text:span></text:span><text:span text:style-name="n"><text:span text:style-name="T8">dc</text:span></text:span><text:span text:style-name="o"><text:span text:style-name="T9">-&gt;</text:span></text:span><text:span text:style-name="n"><text:span text:style-name="T8">input</text:span></text:span><text:span text:style-name="T8"> </text:span><text:span text:style-name="o"><text:span text:style-name="T9">==</text:span></text:span><text:span text:style-name="T8"> </text:span><text:span text:style-name="n"><text:span text:style-name="T8">val</text:span></text:span><text:span text:style-name="p"><text:span text:style-name="T8">)</text:span></text:span></text:p>
      <text:p text:style-name="P6"><text:span text:style-name="T8">         </text:span><text:span text:style-name="n"><text:span text:style-name="T8">decimalPoints</text:span></text:span><text:span text:style-name="T8"> </text:span><text:span text:style-name="o"><text:span text:style-name="T9">&amp;=</text:span></text:span><text:span text:style-name="T8"> </text:span><text:span text:style-name="o"><text:span text:style-name="T9">~</text:span></text:span><text:span text:style-name="n"><text:span text:style-name="T8">dc</text:span></text:span><text:span text:style-name="o"><text:span text:style-name="T9">-&gt;</text:span></text:span><text:span text:style-name="n"><text:span text:style-name="T8">command</text:span></text:span><text:span text:style-name="p"><text:span text:style-name="T8">;</text:span></text:span></text:p>
      <text:p text:style-name="P7"/>
      <text:p text:style-name="P6"><text:span text:style-name="T8">   </text:span><text:span text:style-name="n"><text:span text:style-name="T8">SPI_MasterTransmit</text:span></text:span><text:span text:style-name="p"><text:span text:style-name="T8">(</text:span></text:span><text:span text:style-name="n"><text:span text:style-name="T8">SSEG_DEC_PNT</text:span></text:span><text:span text:style-name="p"><text:span text:style-name="T8">);</text:span></text:span></text:p>
      <text:p text:style-name="P6"><text:span text:style-name="T8">   </text:span><text:span text:style-name="n"><text:span text:style-name="T8">SPI_MasterTransmit</text:span></text:span><text:span text:style-name="p"><text:span text:style-name="T8">(</text:span></text:span><text:span text:style-name="n"><text:span text:style-name="T8">decimalPoints</text:span></text:span><text:span text:style-name="p"><text:span text:style-name="T8">);</text:span></text:span></text:p>
      <text:p text:style-name="P6"><text:span text:style-name="p"><text:span text:style-name="T8">}</text:span></text:span></text:p>
      <text:p text:style-name="Standard"/>
      <text:p text:style-name="P2">Conclusions:</text:p>
      <text:p text:style-name="Standard"/>
      <text:p text:style-name="Standard">Danny Jennings:</text:p>
      <text:p text:style-name="Standard">This lab reminded me a lot of the 329 assignments working with the sseg. Writing the C file for spi_sseg was easy because of the very short and succinct datasheet for the seven segment display, and the good SPI section of the datasheet for our processor. <text:s/>The whole interfacing and SPI part in general was enjoyable, but pretty easy and straightforward. The tick function didn't present too much of a problem for us because of Matt figuring it out really fast for some reason. The datasheet is helpful for any debugging. The fact that if we don't protect our system it will start throwing garbage is interesting, but makes sense when we think about it a litt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ohit Hindi" svg:font-family="'Lohit Hind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TML_20_Preformatted" style:display-name="HTML Preformatted" style:family="paragraph" style:parent-style-name="Standard" style:default-outline-level="">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font-name-complex="Courier New1" style:font-size-complex="10pt"/>
    </style:style>
    <style:style style:name="Default_20_Paragraph_20_Font" style:display-name="Default Paragraph Font" style:family="text"/>
    <style:style style:name="HTML_20_Preformatted_20_Char" style:display-name="HTML Preformatted Char" style:family="text" style:parent-style-name="Default_20_Paragraph_20_Font">
      <style:text-properties style:font-name="Courier New" fo:font-size="10pt" style:font-name-asian="Times New Roman" style:font-size-asian="10pt" style:font-name-complex="Courier New1" style:font-size-complex="10pt"/>
    </style:style>
    <style:style style:name="cm" style:family="text" style:parent-style-name="Default_20_Paragraph_20_Font"/>
    <style:style style:name="cp" style:family="text" style:parent-style-name="Default_20_Paragraph_20_Font"/>
    <style:style style:name="c1" style:family="text" style:parent-style-name="Default_20_Paragraph_20_Font"/>
    <style:style style:name="k" style:family="text" style:parent-style-name="Default_20_Paragraph_20_Font"/>
    <style:style style:name="kt"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nf" style:family="text" style:parent-style-name="Default_20_Paragraph_20_Font"/>
    <style:style style:name="mi" style:family="text" style:parent-style-name="Default_20_Paragraph_20_Font"/>
    <style:style style:name="s" style:family="text" style:parent-style-name="Default_20_Paragraph_20_Font"/>
    <style:style style:name="nb"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ny</meta:initial-creator>
    <dc:creator>Danny</dc:creator>
    <meta:editing-cycles>1</meta:editing-cycles>
    <meta:creation-date>2013-05-06T00:06:00</meta:creation-date>
    <dc:date>2013-05-06T00:24:00</dc:date>
    <meta:editing-duration>PT18S</meta:editing-duration>
    <meta:generator>LibreOffice/3.5$Linux_X86_64 LibreOffice_project/350m1$Build-2</meta:generator>
    <meta:document-statistic meta:table-count="0" meta:image-count="0" meta:object-count="0" meta:page-count="8" meta:paragraph-count="238" meta:word-count="908" meta:character-count="6803" meta:non-whitespace-character-count="5525"/>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